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pu_mpu+pressur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mpu only</text:p>
          </table:table-cell>
          <table:table-cell table:number-columns-repeated="3"/>
          <table:table-cell office:value-type="string" calcext:value-type="string">
            <text:p>mpu &amp; pressure</text:p>
          </table:table-cell>
          <table:table-cell table:number-columns-repeated="3"/>
          <table:table-cell office:value-type="string" calcext:value-type="string">
            <text:p>mpu &amp; pressure with const temp</text:p>
          </table:table-cell>
          <table:table-cell table:number-columns-repeated="3"/>
          <table:table-cell office:value-type="string" calcext:value-type="string">
            <text:p>mpu, pressure, calc respo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/ cycle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/ cycle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/ cycle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/ cycle</text:p>
          </table:table-cell>
        </table:table-row>
        <table:table-row table:style-name="ro1">
          <table:table-cell office:value-type="float" office:value="436820" calcext:value-type="float">
            <text:p>436820</text:p>
          </table:table-cell>
          <table:table-cell table:number-columns-repeated="3"/>
          <table:table-cell office:value-type="float" office:value="438200" calcext:value-type="float">
            <text:p>438200</text:p>
          </table:table-cell>
          <table:table-cell table:number-columns-repeated="3"/>
          <table:table-cell office:value-type="float" office:value="428940" calcext:value-type="float">
            <text:p>428940</text:p>
          </table:table-cell>
          <table:table-cell table:number-columns-repeated="3"/>
          <table:table-cell office:value-type="float" office:value="438796" calcext:value-type="float">
            <text:p>438796</text:p>
          </table:table-cell>
          <table:table-cell table:number-columns-repeated="2"/>
        </table:table-row>
        <table:table-row table:style-name="ro1">
          <table:table-cell office:value-type="float" office:value="705604" calcext:value-type="float">
            <text:p>705604</text:p>
          </table:table-cell>
          <table:table-cell table:formula="of:=[.A4]-[.A3]" office:value-type="float" office:value="268784" calcext:value-type="float">
            <text:p>268784</text:p>
          </table:table-cell>
          <table:table-cell table:formula="of:=[.B4]/128" office:value-type="float" office:value="2099.875" calcext:value-type="float">
            <text:p>2099.875</text:p>
          </table:table-cell>
          <table:table-cell/>
          <table:table-cell office:value-type="float" office:value="1742608" calcext:value-type="float">
            <text:p>1742608</text:p>
          </table:table-cell>
          <table:table-cell table:formula="of:=[.E4]-[.E3]" office:value-type="float" office:value="1304408" calcext:value-type="float">
            <text:p>1304408</text:p>
          </table:table-cell>
          <table:table-cell table:formula="of:=[.F4]/128" office:value-type="float" office:value="10190.6875" calcext:value-type="float">
            <text:p>10190.6875</text:p>
          </table:table-cell>
          <table:table-cell/>
          <table:table-cell office:value-type="float" office:value="1245400" calcext:value-type="float">
            <text:p>1245400</text:p>
          </table:table-cell>
          <table:table-cell table:formula="of:=[.I4]-[.I3]" office:value-type="float" office:value="816460" calcext:value-type="float">
            <text:p>816460</text:p>
          </table:table-cell>
          <table:table-cell table:formula="of:=[.J4]/128" office:value-type="float" office:value="6378.59375" calcext:value-type="float">
            <text:p>6378.59375</text:p>
          </table:table-cell>
          <table:table-cell/>
          <table:table-cell office:value-type="float" office:value="1288296" calcext:value-type="float">
            <text:p>1288296</text:p>
          </table:table-cell>
          <table:table-cell table:formula="of:=[.M4]-[.M3]" office:value-type="float" office:value="849500" calcext:value-type="float">
            <text:p>849500</text:p>
          </table:table-cell>
          <table:table-cell table:formula="of:=[.N4]/128" office:value-type="float" office:value="6636.71875" calcext:value-type="float">
            <text:p>6636.71875</text:p>
          </table:table-cell>
        </table:table-row>
        <table:table-row table:style-name="ro1">
          <table:table-cell office:value-type="float" office:value="974436" calcext:value-type="float">
            <text:p>974436</text:p>
          </table:table-cell>
          <table:table-cell table:formula="of:=[.A5]-[.A4]" office:value-type="float" office:value="268832" calcext:value-type="float">
            <text:p>268832</text:p>
          </table:table-cell>
          <table:table-cell table:formula="of:=[.B5]/128" office:value-type="float" office:value="2100.25" calcext:value-type="float">
            <text:p>2100.25</text:p>
          </table:table-cell>
          <table:table-cell/>
          <table:table-cell office:value-type="float" office:value="3047180" calcext:value-type="float">
            <text:p>3047180</text:p>
          </table:table-cell>
          <table:table-cell table:formula="of:=[.E5]-[.E4]" office:value-type="float" office:value="1304572" calcext:value-type="float">
            <text:p>1304572</text:p>
          </table:table-cell>
          <table:table-cell table:formula="of:=[.F5]/128" office:value-type="float" office:value="10191.96875" calcext:value-type="float">
            <text:p>10191.96875</text:p>
          </table:table-cell>
          <table:table-cell/>
          <table:table-cell office:value-type="float" office:value="2056992" calcext:value-type="float">
            <text:p>2056992</text:p>
          </table:table-cell>
          <table:table-cell table:formula="of:=[.I5]-[.I4]" office:value-type="float" office:value="811592" calcext:value-type="float">
            <text:p>811592</text:p>
          </table:table-cell>
          <table:table-cell table:formula="of:=[.J5]/128" office:value-type="float" office:value="6340.5625" calcext:value-type="float">
            <text:p>6340.5625</text:p>
          </table:table-cell>
          <table:table-cell/>
          <table:table-cell office:value-type="float" office:value="2137484" calcext:value-type="float">
            <text:p>2137484</text:p>
          </table:table-cell>
          <table:table-cell table:formula="of:=[.M5]-[.M4]" office:value-type="float" office:value="849188" calcext:value-type="float">
            <text:p>849188</text:p>
          </table:table-cell>
          <table:table-cell table:formula="of:=[.N5]/128" office:value-type="float" office:value="6634.28125" calcext:value-type="float">
            <text:p>6634.28125</text:p>
          </table:table-cell>
        </table:table-row>
        <table:table-row table:style-name="ro1">
          <table:table-cell office:value-type="float" office:value="1243288" calcext:value-type="float">
            <text:p>1243288</text:p>
          </table:table-cell>
          <table:table-cell table:formula="of:=[.A6]-[.A5]" office:value-type="float" office:value="268852" calcext:value-type="float">
            <text:p>268852</text:p>
          </table:table-cell>
          <table:table-cell table:formula="of:=[.B6]/128" office:value-type="float" office:value="2100.40625" calcext:value-type="float">
            <text:p>2100.40625</text:p>
          </table:table-cell>
          <table:table-cell/>
          <table:table-cell office:value-type="float" office:value="4351952" calcext:value-type="float">
            <text:p>4351952</text:p>
          </table:table-cell>
          <table:table-cell table:formula="of:=[.E6]-[.E5]" office:value-type="float" office:value="1304772" calcext:value-type="float">
            <text:p>1304772</text:p>
          </table:table-cell>
          <table:table-cell table:formula="of:=[.F6]/128" office:value-type="float" office:value="10193.53125" calcext:value-type="float">
            <text:p>10193.53125</text:p>
          </table:table-cell>
          <table:table-cell/>
          <table:table-cell office:value-type="float" office:value="2868508" calcext:value-type="float">
            <text:p>2868508</text:p>
          </table:table-cell>
          <table:table-cell table:formula="of:=[.I6]-[.I5]" office:value-type="float" office:value="811516" calcext:value-type="float">
            <text:p>811516</text:p>
          </table:table-cell>
          <table:table-cell table:formula="of:=[.J6]/128" office:value-type="float" office:value="6339.96875" calcext:value-type="float">
            <text:p>6339.96875</text:p>
          </table:table-cell>
          <table:table-cell/>
          <table:table-cell office:value-type="float" office:value="2985728" calcext:value-type="float">
            <text:p>2985728</text:p>
          </table:table-cell>
          <table:table-cell table:formula="of:=[.M6]-[.M5]" office:value-type="float" office:value="848244" calcext:value-type="float">
            <text:p>848244</text:p>
          </table:table-cell>
          <table:table-cell table:formula="of:=[.N6]/128" office:value-type="float" office:value="6626.90625" calcext:value-type="float">
            <text:p>6626.90625</text:p>
          </table:table-cell>
        </table:table-row>
        <table:table-row table:style-name="ro1">
          <table:table-cell office:value-type="float" office:value="1512104" calcext:value-type="float">
            <text:p>1512104</text:p>
          </table:table-cell>
          <table:table-cell table:formula="of:=[.A7]-[.A6]" office:value-type="float" office:value="268816" calcext:value-type="float">
            <text:p>268816</text:p>
          </table:table-cell>
          <table:table-cell table:formula="of:=[.B7]/128" office:value-type="float" office:value="2100.125" calcext:value-type="float">
            <text:p>2100.125</text:p>
          </table:table-cell>
          <table:table-cell/>
          <table:table-cell office:value-type="float" office:value="5656692" calcext:value-type="float">
            <text:p>5656692</text:p>
          </table:table-cell>
          <table:table-cell table:formula="of:=[.E7]-[.E6]" office:value-type="float" office:value="1304740" calcext:value-type="float">
            <text:p>1304740</text:p>
          </table:table-cell>
          <table:table-cell table:formula="of:=[.F7]/128" office:value-type="float" office:value="10193.28125" calcext:value-type="float">
            <text:p>10193.28125</text:p>
          </table:table-cell>
          <table:table-cell/>
          <table:table-cell office:value-type="float" office:value="3680048" calcext:value-type="float">
            <text:p>3680048</text:p>
          </table:table-cell>
          <table:table-cell table:formula="of:=[.I7]-[.I6]" office:value-type="float" office:value="811540" calcext:value-type="float">
            <text:p>811540</text:p>
          </table:table-cell>
          <table:table-cell table:formula="of:=[.J7]/128" office:value-type="float" office:value="6340.15625" calcext:value-type="float">
            <text:p>6340.15625</text:p>
          </table:table-cell>
          <table:table-cell/>
          <table:table-cell office:value-type="float" office:value="3829072" calcext:value-type="float">
            <text:p>3829072</text:p>
          </table:table-cell>
          <table:table-cell table:formula="of:=[.M7]-[.M6]" office:value-type="float" office:value="843344" calcext:value-type="float">
            <text:p>843344</text:p>
          </table:table-cell>
          <table:table-cell table:formula="of:=[.N7]/128" office:value-type="float" office:value="6588.625" calcext:value-type="float">
            <text:p>6588.625</text:p>
          </table:table-cell>
        </table:table-row>
        <table:table-row table:style-name="ro1">
          <table:table-cell office:value-type="float" office:value="1775988" calcext:value-type="float">
            <text:p>1775988</text:p>
          </table:table-cell>
          <table:table-cell table:formula="of:=[.A8]-[.A7]" office:value-type="float" office:value="263884" calcext:value-type="float">
            <text:p>263884</text:p>
          </table:table-cell>
          <table:table-cell table:formula="of:=[.B8]/128" office:value-type="float" office:value="2061.59375" calcext:value-type="float">
            <text:p>2061.59375</text:p>
          </table:table-cell>
          <table:table-cell/>
          <table:table-cell office:value-type="float" office:value="6961376" calcext:value-type="float">
            <text:p>6961376</text:p>
          </table:table-cell>
          <table:table-cell table:formula="of:=[.E8]-[.E7]" office:value-type="float" office:value="1304684" calcext:value-type="float">
            <text:p>1304684</text:p>
          </table:table-cell>
          <table:table-cell table:formula="of:=[.F8]/128" office:value-type="float" office:value="10192.84375" calcext:value-type="float">
            <text:p>10192.84375</text:p>
          </table:table-cell>
          <table:table-cell/>
          <table:table-cell office:value-type="float" office:value="4496620" calcext:value-type="float">
            <text:p>4496620</text:p>
          </table:table-cell>
          <table:table-cell table:formula="of:=[.I8]-[.I7]" office:value-type="float" office:value="816572" calcext:value-type="float">
            <text:p>816572</text:p>
          </table:table-cell>
          <table:table-cell table:formula="of:=[.J8]/128" office:value-type="float" office:value="6379.46875" calcext:value-type="float">
            <text:p>6379.46875</text:p>
          </table:table-cell>
          <table:table-cell/>
          <table:table-cell office:value-type="float" office:value="4677780" calcext:value-type="float">
            <text:p>4677780</text:p>
          </table:table-cell>
          <table:table-cell table:formula="of:=[.M8]-[.M7]" office:value-type="float" office:value="848708" calcext:value-type="float">
            <text:p>848708</text:p>
          </table:table-cell>
          <table:table-cell table:formula="of:=[.N8]/128" office:value-type="float" office:value="6630.53125" calcext:value-type="float">
            <text:p>6630.53125</text:p>
          </table:table-cell>
        </table:table-row>
        <table:table-row table:style-name="ro1">
          <table:table-cell office:value-type="float" office:value="2044920" calcext:value-type="float">
            <text:p>2044920</text:p>
          </table:table-cell>
          <table:table-cell table:formula="of:=[.A9]-[.A8]" office:value-type="float" office:value="268932" calcext:value-type="float">
            <text:p>268932</text:p>
          </table:table-cell>
          <table:table-cell table:formula="of:=[.B9]/128" office:value-type="float" office:value="2101.03125" calcext:value-type="float">
            <text:p>2101.03125</text:p>
          </table:table-cell>
          <table:table-cell/>
          <table:table-cell office:value-type="float" office:value="8261720" calcext:value-type="float">
            <text:p>8261720</text:p>
          </table:table-cell>
          <table:table-cell table:formula="of:=[.E9]-[.E8]" office:value-type="float" office:value="1300344" calcext:value-type="float">
            <text:p>1300344</text:p>
          </table:table-cell>
          <table:table-cell table:formula="of:=[.F9]/128" office:value-type="float" office:value="10158.9375" calcext:value-type="float">
            <text:p>10158.9375</text:p>
          </table:table-cell>
          <table:table-cell/>
          <table:table-cell office:value-type="float" office:value="5308136" calcext:value-type="float">
            <text:p>5308136</text:p>
          </table:table-cell>
          <table:table-cell table:formula="of:=[.I9]-[.I8]" office:value-type="float" office:value="811516" calcext:value-type="float">
            <text:p>811516</text:p>
          </table:table-cell>
          <table:table-cell table:formula="of:=[.J9]/128" office:value-type="float" office:value="6339.96875" calcext:value-type="float">
            <text:p>6339.96875</text:p>
          </table:table-cell>
          <table:table-cell/>
          <table:table-cell office:value-type="float" office:value="5521776" calcext:value-type="float">
            <text:p>5521776</text:p>
          </table:table-cell>
          <table:table-cell table:formula="of:=[.M9]-[.M8]" office:value-type="float" office:value="843996" calcext:value-type="float">
            <text:p>843996</text:p>
          </table:table-cell>
          <table:table-cell table:formula="of:=[.N9]/128" office:value-type="float" office:value="6593.71875" calcext:value-type="float">
            <text:p>6593.71875</text:p>
          </table:table-cell>
        </table:table-row>
        <table:table-row table:style-name="ro1">
          <table:table-cell office:value-type="float" office:value="2313796" calcext:value-type="float">
            <text:p>2313796</text:p>
          </table:table-cell>
          <table:table-cell table:formula="of:=[.A10]-[.A9]" office:value-type="float" office:value="268876" calcext:value-type="float">
            <text:p>268876</text:p>
          </table:table-cell>
          <table:table-cell table:formula="of:=[.B10]/128" office:value-type="float" office:value="2100.59375" calcext:value-type="float">
            <text:p>2100.59375</text:p>
          </table:table-cell>
          <table:table-cell/>
          <table:table-cell office:value-type="float" office:value="9566304" calcext:value-type="float">
            <text:p>9566304</text:p>
          </table:table-cell>
          <table:table-cell table:formula="of:=[.E10]-[.E9]" office:value-type="float" office:value="1304584" calcext:value-type="float">
            <text:p>1304584</text:p>
          </table:table-cell>
          <table:table-cell table:formula="of:=[.F10]/128" office:value-type="float" office:value="10192.0625" calcext:value-type="float">
            <text:p>10192.0625</text:p>
          </table:table-cell>
          <table:table-cell/>
          <table:table-cell office:value-type="float" office:value="6119620" calcext:value-type="float">
            <text:p>6119620</text:p>
          </table:table-cell>
          <table:table-cell table:formula="of:=[.I10]-[.I9]" office:value-type="float" office:value="811484" calcext:value-type="float">
            <text:p>811484</text:p>
          </table:table-cell>
          <table:table-cell table:formula="of:=[.J10]/128" office:value-type="float" office:value="6339.71875" calcext:value-type="float">
            <text:p>6339.71875</text:p>
          </table:table-cell>
          <table:table-cell/>
          <table:table-cell office:value-type="float" office:value="6370760" calcext:value-type="float">
            <text:p>6370760</text:p>
          </table:table-cell>
          <table:table-cell table:formula="of:=[.M10]-[.M9]" office:value-type="float" office:value="848984" calcext:value-type="float">
            <text:p>848984</text:p>
          </table:table-cell>
          <table:table-cell table:formula="of:=[.N10]/128" office:value-type="float" office:value="6632.6875" calcext:value-type="float">
            <text:p>6632.6875</text:p>
          </table:table-cell>
        </table:table-row>
        <table:table-row table:style-name="ro1">
          <table:table-cell office:value-type="float" office:value="2582684" calcext:value-type="float">
            <text:p>2582684</text:p>
          </table:table-cell>
          <table:table-cell table:formula="of:=[.A11]-[.A10]" office:value-type="float" office:value="268888" calcext:value-type="float">
            <text:p>268888</text:p>
          </table:table-cell>
          <table:table-cell table:formula="of:=[.B11]/128" office:value-type="float" office:value="2100.6875" calcext:value-type="float">
            <text:p>2100.6875</text:p>
          </table:table-cell>
          <table:table-cell/>
          <table:table-cell office:value-type="float" office:value="10870924" calcext:value-type="float">
            <text:p>10870924</text:p>
          </table:table-cell>
          <table:table-cell table:formula="of:=[.E11]-[.E10]" office:value-type="float" office:value="1304620" calcext:value-type="float">
            <text:p>1304620</text:p>
          </table:table-cell>
          <table:table-cell table:formula="of:=[.F11]/128" office:value-type="float" office:value="10192.34375" calcext:value-type="float">
            <text:p>10192.34375</text:p>
          </table:table-cell>
          <table:table-cell/>
          <table:table-cell office:value-type="float" office:value="6931120" calcext:value-type="float">
            <text:p>6931120</text:p>
          </table:table-cell>
          <table:table-cell table:formula="of:=[.I11]-[.I10]" office:value-type="float" office:value="811500" calcext:value-type="float">
            <text:p>811500</text:p>
          </table:table-cell>
          <table:table-cell table:formula="of:=[.J11]/128" office:value-type="float" office:value="6339.84375" calcext:value-type="float">
            <text:p>6339.84375</text:p>
          </table:table-cell>
          <table:table-cell/>
          <table:table-cell office:value-type="float" office:value="7219664" calcext:value-type="float">
            <text:p>7219664</text:p>
          </table:table-cell>
          <table:table-cell table:formula="of:=[.M11]-[.M10]" office:value-type="float" office:value="848904" calcext:value-type="float">
            <text:p>848904</text:p>
          </table:table-cell>
          <table:table-cell table:formula="of:=[.N11]/128" office:value-type="float" office:value="6632.0625" calcext:value-type="float">
            <text:p>6632.0625</text:p>
          </table:table-cell>
        </table:table-row>
        <table:table-row table:style-name="ro1">
          <table:table-cell office:value-type="float" office:value="2846472" calcext:value-type="float">
            <text:p>2846472</text:p>
          </table:table-cell>
          <table:table-cell table:formula="of:=[.A12]-[.A11]" office:value-type="float" office:value="263788" calcext:value-type="float">
            <text:p>263788</text:p>
          </table:table-cell>
          <table:table-cell table:formula="of:=[.B12]/128" office:value-type="float" office:value="2060.84375" calcext:value-type="float">
            <text:p>2060.84375</text:p>
          </table:table-cell>
          <table:table-cell/>
          <table:table-cell office:value-type="float" office:value="12175520" calcext:value-type="float">
            <text:p>12175520</text:p>
          </table:table-cell>
          <table:table-cell table:formula="of:=[.E12]-[.E11]" office:value-type="float" office:value="1304596" calcext:value-type="float">
            <text:p>1304596</text:p>
          </table:table-cell>
          <table:table-cell table:formula="of:=[.F12]/128" office:value-type="float" office:value="10192.15625" calcext:value-type="float">
            <text:p>10192.15625</text:p>
          </table:table-cell>
          <table:table-cell/>
          <table:table-cell office:value-type="float" office:value="7742552" calcext:value-type="float">
            <text:p>7742552</text:p>
          </table:table-cell>
          <table:table-cell table:formula="of:=[.I12]-[.I11]" office:value-type="float" office:value="811432" calcext:value-type="float">
            <text:p>811432</text:p>
          </table:table-cell>
          <table:table-cell table:formula="of:=[.J12]/128" office:value-type="float" office:value="6339.3125" calcext:value-type="float">
            <text:p>6339.3125</text:p>
          </table:table-cell>
          <table:table-cell/>
          <table:table-cell office:value-type="float" office:value="8069120" calcext:value-type="float">
            <text:p>8069120</text:p>
          </table:table-cell>
          <table:table-cell table:formula="of:=[.M12]-[.M11]" office:value-type="float" office:value="849456" calcext:value-type="float">
            <text:p>849456</text:p>
          </table:table-cell>
          <table:table-cell table:formula="of:=[.N12]/128" office:value-type="float" office:value="6636.375" calcext:value-type="float">
            <text:p>6636.375</text:p>
          </table:table-cell>
        </table:table-row>
        <table:table-row table:style-name="ro1">
          <table:table-cell office:value-type="float" office:value="3115384" calcext:value-type="float">
            <text:p>3115384</text:p>
          </table:table-cell>
          <table:table-cell table:formula="of:=[.A13]-[.A12]" office:value-type="float" office:value="268912" calcext:value-type="float">
            <text:p>268912</text:p>
          </table:table-cell>
          <table:table-cell table:formula="of:=[.B13]/128" office:value-type="float" office:value="2100.875" calcext:value-type="float">
            <text:p>2100.875</text:p>
          </table:table-cell>
          <table:table-cell/>
          <table:table-cell office:value-type="float" office:value="13480252" calcext:value-type="float">
            <text:p>13480252</text:p>
          </table:table-cell>
          <table:table-cell table:formula="of:=[.E13]-[.E12]" office:value-type="float" office:value="1304732" calcext:value-type="float">
            <text:p>1304732</text:p>
          </table:table-cell>
          <table:table-cell table:formula="of:=[.F13]/128" office:value-type="float" office:value="10193.21875" calcext:value-type="float">
            <text:p>10193.21875</text:p>
          </table:table-cell>
          <table:table-cell/>
          <table:table-cell office:value-type="float" office:value="8559144" calcext:value-type="float">
            <text:p>8559144</text:p>
          </table:table-cell>
          <table:table-cell table:formula="of:=[.I13]-[.I12]" office:value-type="float" office:value="816592" calcext:value-type="float">
            <text:p>816592</text:p>
          </table:table-cell>
          <table:table-cell table:formula="of:=[.J13]/128" office:value-type="float" office:value="6379.625" calcext:value-type="float">
            <text:p>6379.625</text:p>
          </table:table-cell>
          <table:table-cell/>
          <table:table-cell office:value-type="float" office:value="8913308" calcext:value-type="float">
            <text:p>8913308</text:p>
          </table:table-cell>
          <table:table-cell table:formula="of:=[.M13]-[.M12]" office:value-type="float" office:value="844188" calcext:value-type="float">
            <text:p>844188</text:p>
          </table:table-cell>
          <table:table-cell table:formula="of:=[.N13]/128" office:value-type="float" office:value="6595.21875" calcext:value-type="float">
            <text:p>6595.21875</text:p>
          </table:table-cell>
        </table:table-row>
        <table:table-row table:style-name="ro1">
          <table:table-cell office:value-type="float" office:value="3384292" calcext:value-type="float">
            <text:p>3384292</text:p>
          </table:table-cell>
          <table:table-cell table:formula="of:=[.A14]-[.A13]" office:value-type="float" office:value="268908" calcext:value-type="float">
            <text:p>268908</text:p>
          </table:table-cell>
          <table:table-cell table:formula="of:=[.B14]/128" office:value-type="float" office:value="2100.84375" calcext:value-type="float">
            <text:p>2100.84375</text:p>
          </table:table-cell>
          <table:table-cell/>
          <table:table-cell office:value-type="float" office:value="14784888" calcext:value-type="float">
            <text:p>14784888</text:p>
          </table:table-cell>
          <table:table-cell table:formula="of:=[.E14]-[.E13]" office:value-type="float" office:value="1304636" calcext:value-type="float">
            <text:p>1304636</text:p>
          </table:table-cell>
          <table:table-cell table:formula="of:=[.F14]/128" office:value-type="float" office:value="10192.46875" calcext:value-type="float">
            <text:p>10192.46875</text:p>
          </table:table-cell>
          <table:table-cell/>
          <table:table-cell office:value-type="float" office:value="9370708" calcext:value-type="float">
            <text:p>9370708</text:p>
          </table:table-cell>
          <table:table-cell table:formula="of:=[.I14]-[.I13]" office:value-type="float" office:value="811564" calcext:value-type="float">
            <text:p>811564</text:p>
          </table:table-cell>
          <table:table-cell table:formula="of:=[.J14]/128" office:value-type="float" office:value="6340.34375" calcext:value-type="float">
            <text:p>6340.34375</text:p>
          </table:table-cell>
          <table:table-cell/>
          <table:table-cell office:value-type="float" office:value="9762276" calcext:value-type="float">
            <text:p>9762276</text:p>
          </table:table-cell>
          <table:table-cell table:formula="of:=[.M14]-[.M13]" office:value-type="float" office:value="848968" calcext:value-type="float">
            <text:p>848968</text:p>
          </table:table-cell>
          <table:table-cell table:formula="of:=[.N14]/128" office:value-type="float" office:value="6632.5625" calcext:value-type="float">
            <text:p>6632.5625</text:p>
          </table:table-cell>
        </table:table-row>
        <table:table-row table:style-name="ro1">
          <table:table-cell office:value-type="float" office:value="3648152" calcext:value-type="float">
            <text:p>3648152</text:p>
          </table:table-cell>
          <table:table-cell table:formula="of:=[.A15]-[.A14]" office:value-type="float" office:value="263860" calcext:value-type="float">
            <text:p>263860</text:p>
          </table:table-cell>
          <table:table-cell table:formula="of:=[.B15]/128" office:value-type="float" office:value="2061.40625" calcext:value-type="float">
            <text:p>2061.40625</text:p>
          </table:table-cell>
          <table:table-cell/>
          <table:table-cell office:value-type="float" office:value="16089468" calcext:value-type="float">
            <text:p>16089468</text:p>
          </table:table-cell>
          <table:table-cell table:formula="of:=[.E15]-[.E14]" office:value-type="float" office:value="1304580" calcext:value-type="float">
            <text:p>1304580</text:p>
          </table:table-cell>
          <table:table-cell table:formula="of:=[.F15]/128" office:value-type="float" office:value="10192.03125" calcext:value-type="float">
            <text:p>10192.03125</text:p>
          </table:table-cell>
          <table:table-cell/>
          <table:table-cell office:value-type="float" office:value="10182236" calcext:value-type="float">
            <text:p>10182236</text:p>
          </table:table-cell>
          <table:table-cell table:formula="of:=[.I15]-[.I14]" office:value-type="float" office:value="811528" calcext:value-type="float">
            <text:p>811528</text:p>
          </table:table-cell>
          <table:table-cell table:formula="of:=[.J15]/128" office:value-type="float" office:value="6340.0625" calcext:value-type="float">
            <text:p>6340.0625</text:p>
          </table:table-cell>
          <table:table-cell/>
          <table:table-cell office:value-type="float" office:value="10611620" calcext:value-type="float">
            <text:p>10611620</text:p>
          </table:table-cell>
          <table:table-cell table:formula="of:=[.M15]-[.M14]" office:value-type="float" office:value="849344" calcext:value-type="float">
            <text:p>849344</text:p>
          </table:table-cell>
          <table:table-cell table:formula="of:=[.N15]/128" office:value-type="float" office:value="6635.5" calcext:value-type="float">
            <text:p>6635.5</text:p>
          </table:table-cell>
        </table:table-row>
        <table:table-row table:style-name="ro1">
          <table:table-cell office:value-type="float" office:value="3917036" calcext:value-type="float">
            <text:p>3917036</text:p>
          </table:table-cell>
          <table:table-cell table:formula="of:=[.A16]-[.A15]" office:value-type="float" office:value="268884" calcext:value-type="float">
            <text:p>268884</text:p>
          </table:table-cell>
          <table:table-cell table:formula="of:=[.B16]/128" office:value-type="float" office:value="2100.65625" calcext:value-type="float">
            <text:p>2100.65625</text:p>
          </table:table-cell>
          <table:table-cell/>
          <table:table-cell office:value-type="float" office:value="17393888" calcext:value-type="float">
            <text:p>17393888</text:p>
          </table:table-cell>
          <table:table-cell table:formula="of:=[.E16]-[.E15]" office:value-type="float" office:value="1304420" calcext:value-type="float">
            <text:p>1304420</text:p>
          </table:table-cell>
          <table:table-cell table:formula="of:=[.F16]/128" office:value-type="float" office:value="10190.78125" calcext:value-type="float">
            <text:p>10190.78125</text:p>
          </table:table-cell>
          <table:table-cell/>
          <table:table-cell office:value-type="float" office:value="10993844" calcext:value-type="float">
            <text:p>10993844</text:p>
          </table:table-cell>
          <table:table-cell table:formula="of:=[.I16]-[.I15]" office:value-type="float" office:value="811608" calcext:value-type="float">
            <text:p>811608</text:p>
          </table:table-cell>
          <table:table-cell table:formula="of:=[.J16]/128" office:value-type="float" office:value="6340.6875" calcext:value-type="float">
            <text:p>6340.6875</text:p>
          </table:table-cell>
          <table:table-cell/>
          <table:table-cell office:value-type="float" office:value="11461180" calcext:value-type="float">
            <text:p>11461180</text:p>
          </table:table-cell>
          <table:table-cell table:formula="of:=[.M16]-[.M15]" office:value-type="float" office:value="849560" calcext:value-type="float">
            <text:p>849560</text:p>
          </table:table-cell>
          <table:table-cell table:formula="of:=[.N16]/128" office:value-type="float" office:value="6637.1875" calcext:value-type="float">
            <text:p>6637.1875</text:p>
          </table:table-cell>
        </table:table-row>
        <table:table-row table:style-name="ro1">
          <table:table-cell office:value-type="float" office:value="4185884" calcext:value-type="float">
            <text:p>4185884</text:p>
          </table:table-cell>
          <table:table-cell table:formula="of:=[.A17]-[.A16]" office:value-type="float" office:value="268848" calcext:value-type="float">
            <text:p>268848</text:p>
          </table:table-cell>
          <table:table-cell table:formula="of:=[.B17]/128" office:value-type="float" office:value="2100.375" calcext:value-type="float">
            <text:p>2100.375</text:p>
          </table:table-cell>
          <table:table-cell/>
          <table:table-cell office:value-type="float" office:value="18697888" calcext:value-type="float">
            <text:p>18697888</text:p>
          </table:table-cell>
          <table:table-cell table:formula="of:=[.E17]-[.E16]" office:value-type="float" office:value="1304000" calcext:value-type="float">
            <text:p>1304000</text:p>
          </table:table-cell>
          <table:table-cell table:formula="of:=[.F17]/128" office:value-type="float" office:value="10187.5" calcext:value-type="float">
            <text:p>10187.5</text:p>
          </table:table-cell>
          <table:table-cell/>
          <table:table-cell office:value-type="float" office:value="11810476" calcext:value-type="float">
            <text:p>11810476</text:p>
          </table:table-cell>
          <table:table-cell table:formula="of:=[.I17]-[.I16]" office:value-type="float" office:value="816632" calcext:value-type="float">
            <text:p>816632</text:p>
          </table:table-cell>
          <table:table-cell table:formula="of:=[.J17]/128" office:value-type="float" office:value="6379.9375" calcext:value-type="float">
            <text:p>6379.9375</text:p>
          </table:table-cell>
          <table:table-cell/>
          <table:table-cell office:value-type="float" office:value="12305768" calcext:value-type="float">
            <text:p>12305768</text:p>
          </table:table-cell>
          <table:table-cell table:formula="of:=[.M17]-[.M16]" office:value-type="float" office:value="844588" calcext:value-type="float">
            <text:p>844588</text:p>
          </table:table-cell>
          <table:table-cell table:formula="of:=[.N17]/128" office:value-type="float" office:value="6598.34375" calcext:value-type="float">
            <text:p>6598.34375</text:p>
          </table:table-cell>
        </table:table-row>
        <table:table-row table:style-name="ro1">
          <table:table-cell office:value-type="float" office:value="4454804" calcext:value-type="float">
            <text:p>4454804</text:p>
          </table:table-cell>
          <table:table-cell table:formula="of:=[.A18]-[.A17]" office:value-type="float" office:value="268920" calcext:value-type="float">
            <text:p>268920</text:p>
          </table:table-cell>
          <table:table-cell table:formula="of:=[.B18]/128" office:value-type="float" office:value="2100.9375" calcext:value-type="float">
            <text:p>2100.9375</text:p>
          </table:table-cell>
          <table:table-cell/>
          <table:table-cell office:value-type="float" office:value="20002016" calcext:value-type="float">
            <text:p>20002016</text:p>
          </table:table-cell>
          <table:table-cell table:formula="of:=[.E18]-[.E17]" office:value-type="float" office:value="1304128" calcext:value-type="float">
            <text:p>1304128</text:p>
          </table:table-cell>
          <table:table-cell table:formula="of:=[.F18]/128" office:value-type="float" office:value="10188.5" calcext:value-type="float">
            <text:p>10188.5</text:p>
          </table:table-cell>
          <table:table-cell/>
          <table:table-cell office:value-type="float" office:value="12622088" calcext:value-type="float">
            <text:p>12622088</text:p>
          </table:table-cell>
          <table:table-cell table:formula="of:=[.I18]-[.I17]" office:value-type="float" office:value="811612" calcext:value-type="float">
            <text:p>811612</text:p>
          </table:table-cell>
          <table:table-cell table:formula="of:=[.J18]/128" office:value-type="float" office:value="6340.71875" calcext:value-type="float">
            <text:p>6340.71875</text:p>
          </table:table-cell>
          <table:table-cell/>
          <table:table-cell office:value-type="float" office:value="13155084" calcext:value-type="float">
            <text:p>13155084</text:p>
          </table:table-cell>
          <table:table-cell table:formula="of:=[.M18]-[.M17]" office:value-type="float" office:value="849316" calcext:value-type="float">
            <text:p>849316</text:p>
          </table:table-cell>
          <table:table-cell table:formula="of:=[.N18]/128" office:value-type="float" office:value="6635.28125" calcext:value-type="float">
            <text:p>6635.28125</text:p>
          </table:table-cell>
        </table:table-row>
        <table:table-row table:style-name="ro1">
          <table:table-cell office:value-type="float" office:value="4718648" calcext:value-type="float">
            <text:p>4718648</text:p>
          </table:table-cell>
          <table:table-cell table:formula="of:=[.A19]-[.A18]" office:value-type="float" office:value="263844" calcext:value-type="float">
            <text:p>263844</text:p>
          </table:table-cell>
          <table:table-cell table:formula="of:=[.B19]/128" office:value-type="float" office:value="2061.28125" calcext:value-type="float">
            <text:p>2061.28125</text:p>
          </table:table-cell>
          <table:table-cell table:number-columns-repeated="5"/>
          <table:table-cell office:value-type="float" office:value="13433728" calcext:value-type="float">
            <text:p>13433728</text:p>
          </table:table-cell>
          <table:table-cell table:formula="of:=[.I19]-[.I18]" office:value-type="float" office:value="811640" calcext:value-type="float">
            <text:p>811640</text:p>
          </table:table-cell>
          <table:table-cell table:formula="of:=[.J19]/128" office:value-type="float" office:value="6340.9375" calcext:value-type="float">
            <text:p>6340.9375</text:p>
          </table:table-cell>
          <table:table-cell/>
          <table:table-cell office:value-type="float" office:value="14004212" calcext:value-type="float">
            <text:p>14004212</text:p>
          </table:table-cell>
          <table:table-cell table:formula="of:=[.M19]-[.M18]" office:value-type="float" office:value="849128" calcext:value-type="float">
            <text:p>849128</text:p>
          </table:table-cell>
          <table:table-cell table:formula="of:=[.N19]/128" office:value-type="float" office:value="6633.8125" calcext:value-type="float">
            <text:p>6633.8125</text:p>
          </table:table-cell>
        </table:table-row>
        <table:table-row table:style-name="ro1">
          <table:table-cell office:value-type="float" office:value="4987568" calcext:value-type="float">
            <text:p>4987568</text:p>
          </table:table-cell>
          <table:table-cell table:formula="of:=[.A20]-[.A19]" office:value-type="float" office:value="268920" calcext:value-type="float">
            <text:p>268920</text:p>
          </table:table-cell>
          <table:table-cell table:formula="of:=[.B20]/128" office:value-type="float" office:value="2100.9375" calcext:value-type="float">
            <text:p>2100.9375</text:p>
          </table:table-cell>
          <table:table-cell table:number-columns-repeated="5"/>
          <table:table-cell office:value-type="float" office:value="14245328" calcext:value-type="float">
            <text:p>14245328</text:p>
          </table:table-cell>
          <table:table-cell table:formula="of:=[.I20]-[.I19]" office:value-type="float" office:value="811600" calcext:value-type="float">
            <text:p>811600</text:p>
          </table:table-cell>
          <table:table-cell table:formula="of:=[.J20]/128" office:value-type="float" office:value="6340.625" calcext:value-type="float">
            <text:p>6340.625</text:p>
          </table:table-cell>
          <table:table-cell/>
          <table:table-cell office:value-type="float" office:value="14853408" calcext:value-type="float">
            <text:p>14853408</text:p>
          </table:table-cell>
          <table:table-cell table:formula="of:=[.M20]-[.M19]" office:value-type="float" office:value="849196" calcext:value-type="float">
            <text:p>849196</text:p>
          </table:table-cell>
          <table:table-cell table:formula="of:=[.N20]/128" office:value-type="float" office:value="6634.34375" calcext:value-type="float">
            <text:p>6634.34375</text:p>
          </table:table-cell>
        </table:table-row>
        <table:table-row table:style-name="ro1">
          <table:table-cell office:value-type="float" office:value="5256456" calcext:value-type="float">
            <text:p>5256456</text:p>
          </table:table-cell>
          <table:table-cell table:formula="of:=[.A21]-[.A20]" office:value-type="float" office:value="268888" calcext:value-type="float">
            <text:p>268888</text:p>
          </table:table-cell>
          <table:table-cell table:formula="of:=[.B21]/128" office:value-type="float" office:value="2100.6875" calcext:value-type="float">
            <text:p>2100.6875</text:p>
          </table:table-cell>
          <table:table-cell table:number-columns-repeated="5"/>
          <table:table-cell office:value-type="float" office:value="15056980" calcext:value-type="float">
            <text:p>15056980</text:p>
          </table:table-cell>
          <table:table-cell table:formula="of:=[.I21]-[.I20]" office:value-type="float" office:value="811652" calcext:value-type="float">
            <text:p>811652</text:p>
          </table:table-cell>
          <table:table-cell table:formula="of:=[.J21]/128" office:value-type="float" office:value="6341.03125" calcext:value-type="float">
            <text:p>6341.03125</text:p>
          </table:table-cell>
          <table:table-cell/>
          <table:table-cell office:value-type="float" office:value="15697456" calcext:value-type="float">
            <text:p>15697456</text:p>
          </table:table-cell>
          <table:table-cell table:formula="of:=[.M21]-[.M20]" office:value-type="float" office:value="844048" calcext:value-type="float">
            <text:p>844048</text:p>
          </table:table-cell>
          <table:table-cell table:formula="of:=[.N21]/128" office:value-type="float" office:value="6594.125" calcext:value-type="float">
            <text:p>6594.125</text:p>
          </table:table-cell>
        </table:table-row>
        <table:table-row table:style-name="ro1">
          <table:table-cell office:value-type="float" office:value="5525316" calcext:value-type="float">
            <text:p>5525316</text:p>
          </table:table-cell>
          <table:table-cell table:formula="of:=[.A22]-[.A21]" office:value-type="float" office:value="268860" calcext:value-type="float">
            <text:p>268860</text:p>
          </table:table-cell>
          <table:table-cell table:formula="of:=[.B22]/128" office:value-type="float" office:value="2100.46875" calcext:value-type="float">
            <text:p>2100.46875</text:p>
          </table:table-cell>
          <table:table-cell table:number-columns-repeated="5"/>
          <table:table-cell office:value-type="float" office:value="15873604" calcext:value-type="float">
            <text:p>15873604</text:p>
          </table:table-cell>
          <table:table-cell table:formula="of:=[.I22]-[.I21]" office:value-type="float" office:value="816624" calcext:value-type="float">
            <text:p>816624</text:p>
          </table:table-cell>
          <table:table-cell table:formula="of:=[.J22]/128" office:value-type="float" office:value="6379.875" calcext:value-type="float">
            <text:p>6379.875</text:p>
          </table:table-cell>
          <table:table-cell/>
          <table:table-cell office:value-type="float" office:value="16546428" calcext:value-type="float">
            <text:p>16546428</text:p>
          </table:table-cell>
          <table:table-cell table:formula="of:=[.M22]-[.M21]" office:value-type="float" office:value="848972" calcext:value-type="float">
            <text:p>848972</text:p>
          </table:table-cell>
          <table:table-cell table:formula="of:=[.N22]/128" office:value-type="float" office:value="6632.59375" calcext:value-type="float">
            <text:p>6632.59375</text:p>
          </table:table-cell>
        </table:table-row>
        <table:table-row table:style-name="ro1">
          <table:table-cell office:value-type="float" office:value="5789204" calcext:value-type="float">
            <text:p>5789204</text:p>
          </table:table-cell>
          <table:table-cell table:formula="of:=[.A23]-[.A22]" office:value-type="float" office:value="263888" calcext:value-type="float">
            <text:p>263888</text:p>
          </table:table-cell>
          <table:table-cell table:formula="of:=[.B23]/128" office:value-type="float" office:value="2061.625" calcext:value-type="float">
            <text:p>2061.625</text:p>
          </table:table-cell>
          <table:table-cell table:number-columns-repeated="5"/>
          <table:table-cell office:value-type="float" office:value="16685208" calcext:value-type="float">
            <text:p>16685208</text:p>
          </table:table-cell>
          <table:table-cell table:formula="of:=[.I23]-[.I22]" office:value-type="float" office:value="811604" calcext:value-type="float">
            <text:p>811604</text:p>
          </table:table-cell>
          <table:table-cell table:formula="of:=[.J23]/128" office:value-type="float" office:value="6340.65625" calcext:value-type="float">
            <text:p>6340.65625</text:p>
          </table:table-cell>
          <table:table-cell/>
          <table:table-cell office:value-type="float" office:value="17395368" calcext:value-type="float">
            <text:p>17395368</text:p>
          </table:table-cell>
          <table:table-cell table:formula="of:=[.M23]-[.M22]" office:value-type="float" office:value="848940" calcext:value-type="float">
            <text:p>848940</text:p>
          </table:table-cell>
          <table:table-cell table:formula="of:=[.N23]/128" office:value-type="float" office:value="6632.34375" calcext:value-type="float">
            <text:p>6632.34375</text:p>
          </table:table-cell>
        </table:table-row>
        <table:table-row table:style-name="ro1">
          <table:table-cell office:value-type="float" office:value="6058072" calcext:value-type="float">
            <text:p>6058072</text:p>
          </table:table-cell>
          <table:table-cell table:formula="of:=[.A24]-[.A23]" office:value-type="float" office:value="268868" calcext:value-type="float">
            <text:p>268868</text:p>
          </table:table-cell>
          <table:table-cell table:formula="of:=[.B24]/128" office:value-type="float" office:value="2100.53125" calcext:value-type="float">
            <text:p>2100.53125</text:p>
          </table:table-cell>
          <table:table-cell table:number-columns-repeated="5"/>
          <table:table-cell office:value-type="float" office:value="17496464" calcext:value-type="float">
            <text:p>17496464</text:p>
          </table:table-cell>
          <table:table-cell table:formula="of:=[.I24]-[.I23]" office:value-type="float" office:value="811256" calcext:value-type="float">
            <text:p>811256</text:p>
          </table:table-cell>
          <table:table-cell table:formula="of:=[.J24]/128" office:value-type="float" office:value="6337.9375" calcext:value-type="float">
            <text:p>6337.9375</text:p>
          </table:table-cell>
          <table:table-cell/>
          <table:table-cell office:value-type="float" office:value="18239232" calcext:value-type="float">
            <text:p>18239232</text:p>
          </table:table-cell>
          <table:table-cell table:formula="of:=[.M24]-[.M23]" office:value-type="float" office:value="843864" calcext:value-type="float">
            <text:p>843864</text:p>
          </table:table-cell>
          <table:table-cell table:formula="of:=[.N24]/128" office:value-type="float" office:value="6592.6875" calcext:value-type="float">
            <text:p>6592.6875</text:p>
          </table:table-cell>
        </table:table-row>
        <table:table-row table:style-name="ro1">
          <table:table-cell office:value-type="float" office:value="6326944" calcext:value-type="float">
            <text:p>6326944</text:p>
          </table:table-cell>
          <table:table-cell table:formula="of:=[.A25]-[.A24]" office:value-type="float" office:value="268872" calcext:value-type="float">
            <text:p>268872</text:p>
          </table:table-cell>
          <table:table-cell table:formula="of:=[.B25]/128" office:value-type="float" office:value="2100.5625" calcext:value-type="float">
            <text:p>2100.5625</text:p>
          </table:table-cell>
          <table:table-cell table:number-columns-repeated="5"/>
          <table:table-cell office:value-type="float" office:value="18307796" calcext:value-type="float">
            <text:p>18307796</text:p>
          </table:table-cell>
          <table:table-cell table:formula="of:=[.I25]-[.I24]" office:value-type="float" office:value="811332" calcext:value-type="float">
            <text:p>811332</text:p>
          </table:table-cell>
          <table:table-cell table:formula="of:=[.J25]/128" office:value-type="float" office:value="6338.53125" calcext:value-type="float">
            <text:p>6338.53125</text:p>
          </table:table-cell>
          <table:table-cell/>
          <table:table-cell office:value-type="float" office:value="19088308" calcext:value-type="float">
            <text:p>19088308</text:p>
          </table:table-cell>
          <table:table-cell table:formula="of:=[.M25]-[.M24]" office:value-type="float" office:value="849076" calcext:value-type="float">
            <text:p>849076</text:p>
          </table:table-cell>
          <table:table-cell table:formula="of:=[.N25]/128" office:value-type="float" office:value="6633.40625" calcext:value-type="float">
            <text:p>6633.40625</text:p>
          </table:table-cell>
        </table:table-row>
        <table:table-row table:style-name="ro1">
          <table:table-cell office:value-type="float" office:value="6595844" calcext:value-type="float">
            <text:p>6595844</text:p>
          </table:table-cell>
          <table:table-cell table:formula="of:=[.A26]-[.A25]" office:value-type="float" office:value="268900" calcext:value-type="float">
            <text:p>268900</text:p>
          </table:table-cell>
          <table:table-cell table:formula="of:=[.B26]/128" office:value-type="float" office:value="2100.78125" calcext:value-type="float">
            <text:p>2100.78125</text:p>
          </table:table-cell>
          <table:table-cell table:number-columns-repeated="5"/>
          <table:table-cell office:value-type="float" office:value="19119076" calcext:value-type="float">
            <text:p>19119076</text:p>
          </table:table-cell>
          <table:table-cell table:formula="of:=[.I26]-[.I25]" office:value-type="float" office:value="811280" calcext:value-type="float">
            <text:p>811280</text:p>
          </table:table-cell>
          <table:table-cell table:formula="of:=[.J26]/128" office:value-type="float" office:value="6338.125" calcext:value-type="float">
            <text:p>6338.125</text:p>
          </table:table-cell>
          <table:table-cell/>
          <table:table-cell office:value-type="float" office:value="19937268" calcext:value-type="float">
            <text:p>19937268</text:p>
          </table:table-cell>
          <table:table-cell table:formula="of:=[.M26]-[.M25]" office:value-type="float" office:value="848960" calcext:value-type="float">
            <text:p>848960</text:p>
          </table:table-cell>
          <table:table-cell table:formula="of:=[.N26]/128" office:value-type="float" office:value="6632.5" calcext:value-type="float">
            <text:p>6632.5</text:p>
          </table:table-cell>
        </table:table-row>
        <table:table-row table:style-name="ro1">
          <table:table-cell office:value-type="float" office:value="6859684" calcext:value-type="float">
            <text:p>6859684</text:p>
          </table:table-cell>
          <table:table-cell table:formula="of:=[.A27]-[.A26]" office:value-type="float" office:value="263840" calcext:value-type="float">
            <text:p>263840</text:p>
          </table:table-cell>
          <table:table-cell table:formula="of:=[.B27]/128" office:value-type="float" office:value="2061.25" calcext:value-type="float">
            <text:p>2061.25</text:p>
          </table:table-cell>
          <table:table-cell table:number-columns-repeated="5"/>
          <table:table-cell office:value-type="float" office:value="19930388" calcext:value-type="float">
            <text:p>19930388</text:p>
          </table:table-cell>
          <table:table-cell table:formula="of:=[.I27]-[.I26]" office:value-type="float" office:value="811312" calcext:value-type="float">
            <text:p>811312</text:p>
          </table:table-cell>
          <table:table-cell table:formula="of:=[.J27]/128" office:value-type="float" office:value="6338.375" calcext:value-type="float">
            <text:p>6338.375</text:p>
          </table:table-cell>
          <table:table-cell/>
          <table:table-cell office:value-type="float" office:value="20786396" calcext:value-type="float">
            <text:p>20786396</text:p>
          </table:table-cell>
          <table:table-cell table:formula="of:=[.M27]-[.M26]" office:value-type="float" office:value="849128" calcext:value-type="float">
            <text:p>849128</text:p>
          </table:table-cell>
          <table:table-cell table:formula="of:=[.N27]/128" office:value-type="float" office:value="6633.8125" calcext:value-type="float">
            <text:p>6633.8125</text:p>
          </table:table-cell>
        </table:table-row>
        <table:table-row table:style-name="ro1">
          <table:table-cell office:value-type="float" office:value="7128612" calcext:value-type="float">
            <text:p>7128612</text:p>
          </table:table-cell>
          <table:table-cell table:formula="of:=[.A28]-[.A27]" office:value-type="float" office:value="268928" calcext:value-type="float">
            <text:p>268928</text:p>
          </table:table-cell>
          <table:table-cell table:formula="of:=[.B28]/128" office:value-type="float" office:value="2101" calcext:value-type="float">
            <text:p>2101</text:p>
          </table:table-cell>
          <table:table-cell table:number-columns-repeated="5"/>
          <table:table-cell office:value-type="float" office:value="20746680" calcext:value-type="float">
            <text:p>20746680</text:p>
          </table:table-cell>
          <table:table-cell table:formula="of:=[.I28]-[.I27]" office:value-type="float" office:value="816292" calcext:value-type="float">
            <text:p>816292</text:p>
          </table:table-cell>
          <table:table-cell table:formula="of:=[.J28]/128" office:value-type="float" office:value="6377.28125" calcext:value-type="float">
            <text:p>6377.28125</text:p>
          </table:table-cell>
          <table:table-cell table:number-columns-repeated="4"/>
        </table:table-row>
        <table:table-row table:style-name="ro1">
          <table:table-cell office:value-type="float" office:value="7397524" calcext:value-type="float">
            <text:p>7397524</text:p>
          </table:table-cell>
          <table:table-cell table:formula="of:=[.A29]-[.A28]" office:value-type="float" office:value="268912" calcext:value-type="float">
            <text:p>268912</text:p>
          </table:table-cell>
          <table:table-cell table:formula="of:=[.B29]/128" office:value-type="float" office:value="2100.875" calcext:value-type="float">
            <text:p>2100.875</text:p>
          </table:table-cell>
          <table:table-cell table:number-columns-repeated="12"/>
        </table:table-row>
        <table:table-row table:style-name="ro1">
          <table:table-cell office:value-type="float" office:value="7666412" calcext:value-type="float">
            <text:p>7666412</text:p>
          </table:table-cell>
          <table:table-cell table:formula="of:=[.A30]-[.A29]" office:value-type="float" office:value="268888" calcext:value-type="float">
            <text:p>268888</text:p>
          </table:table-cell>
          <table:table-cell table:formula="of:=[.B30]/128" office:value-type="float" office:value="2100.6875" calcext:value-type="float">
            <text:p>2100.6875</text:p>
          </table:table-cell>
          <table:table-cell table:number-columns-repeated="12"/>
        </table:table-row>
        <table:table-row table:style-name="ro1">
          <table:table-cell office:value-type="float" office:value="7930328" calcext:value-type="float">
            <text:p>7930328</text:p>
          </table:table-cell>
          <table:table-cell table:formula="of:=[.A31]-[.A30]" office:value-type="float" office:value="263916" calcext:value-type="float">
            <text:p>263916</text:p>
          </table:table-cell>
          <table:table-cell table:formula="of:=[.B31]/128" office:value-type="float" office:value="2061.84375" calcext:value-type="float">
            <text:p>2061.84375</text:p>
          </table:table-cell>
          <table:table-cell table:number-columns-repeated="12"/>
        </table:table-row>
      </table:table>
      <table:table table:name="readPressure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afterPress</text:p>
          </table:table-cell>
          <table:table-cell office:value-type="string" calcext:value-type="string">
            <text:p>afterTemp</text:p>
          </table:table-cell>
          <table:table-cell office:value-type="string" calcext:value-type="string">
            <text:p>afterAll</text:p>
          </table:table-cell>
          <table:table-cell office:value-type="string" calcext:value-type="string">
            <text:p>afterPrint</text:p>
          </table:table-cell>
          <table:table-cell office:value-type="string" calcext:value-type="string">
            <text:p>readPress</text:p>
          </table:table-cell>
          <table:table-cell office:value-type="string" calcext:value-type="string">
            <text:p>readTemp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float" office:value="446124" calcext:value-type="float">
            <text:p>446124</text:p>
          </table:table-cell>
          <table:table-cell office:value-type="float" office:value="448136" calcext:value-type="float">
            <text:p>448136</text:p>
          </table:table-cell>
          <table:table-cell office:value-type="float" office:value="450140" calcext:value-type="float">
            <text:p>450140</text:p>
          </table:table-cell>
          <table:table-cell office:value-type="float" office:value="450244" calcext:value-type="float">
            <text:p>450244</text:p>
          </table:table-cell>
          <table:table-cell office:value-type="float" office:value="451504" calcext:value-type="float">
            <text:p>451504</text:p>
          </table:table-cell>
          <table:table-cell table:formula="of:=[.B2]-[.A2]" office:value-type="float" office:value="2012" calcext:value-type="float">
            <text:p>2012</text:p>
          </table:table-cell>
          <table:table-cell table:formula="of:=[.C2]-[.B2]" office:value-type="float" office:value="2004" calcext:value-type="float">
            <text:p>2004</text:p>
          </table:table-cell>
          <table:table-cell table:formula="of:=[.D2]-[.C2]" office:value-type="float" office:value="104" calcext:value-type="float">
            <text:p>104</text:p>
          </table:table-cell>
          <table:table-cell table:formula="of:=[.E2]-[.D2]" office:value-type="float" office:value="1260" calcext:value-type="float">
            <text:p>1260</text:p>
          </table:table-cell>
          <table:table-cell table:formula="of:=[.E2]-[.A2]" office:value-type="float" office:value="5380" calcext:value-type="float">
            <text:p>5380</text:p>
          </table:table-cell>
          <table:table-cell table:formula="of:=[.A3]-[.E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51856" calcext:value-type="float">
            <text:p>451856</text:p>
          </table:table-cell>
          <table:table-cell office:value-type="float" office:value="453868" calcext:value-type="float">
            <text:p>453868</text:p>
          </table:table-cell>
          <table:table-cell office:value-type="float" office:value="455872" calcext:value-type="float">
            <text:p>455872</text:p>
          </table:table-cell>
          <table:table-cell office:value-type="float" office:value="455976" calcext:value-type="float">
            <text:p>455976</text:p>
          </table:table-cell>
          <table:table-cell office:value-type="float" office:value="457236" calcext:value-type="float">
            <text:p>457236</text:p>
          </table:table-cell>
          <table:table-cell table:formula="of:=[.B3]-[.A3]" office:value-type="float" office:value="2012" calcext:value-type="float">
            <text:p>2012</text:p>
          </table:table-cell>
          <table:table-cell table:formula="of:=[.C3]-[.B3]" office:value-type="float" office:value="2004" calcext:value-type="float">
            <text:p>2004</text:p>
          </table:table-cell>
          <table:table-cell table:formula="of:=[.D3]-[.C3]" office:value-type="float" office:value="104" calcext:value-type="float">
            <text:p>104</text:p>
          </table:table-cell>
          <table:table-cell table:formula="of:=[.E3]-[.D3]" office:value-type="float" office:value="1260" calcext:value-type="float">
            <text:p>1260</text:p>
          </table:table-cell>
          <table:table-cell table:formula="of:=[.E3]-[.A3]" office:value-type="float" office:value="5380" calcext:value-type="float">
            <text:p>5380</text:p>
          </table:table-cell>
          <table:table-cell table:formula="of:=[.A4]-[.E3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57576" calcext:value-type="float">
            <text:p>457576</text:p>
          </table:table-cell>
          <table:table-cell office:value-type="float" office:value="459600" calcext:value-type="float">
            <text:p>459600</text:p>
          </table:table-cell>
          <table:table-cell office:value-type="float" office:value="461608" calcext:value-type="float">
            <text:p>461608</text:p>
          </table:table-cell>
          <table:table-cell office:value-type="float" office:value="461712" calcext:value-type="float">
            <text:p>461712</text:p>
          </table:table-cell>
          <table:table-cell office:value-type="float" office:value="462980" calcext:value-type="float">
            <text:p>462980</text:p>
          </table:table-cell>
          <table:table-cell table:formula="of:=[.B4]-[.A4]" office:value-type="float" office:value="2024" calcext:value-type="float">
            <text:p>2024</text:p>
          </table:table-cell>
          <table:table-cell table:formula="of:=[.C4]-[.B4]" office:value-type="float" office:value="2008" calcext:value-type="float">
            <text:p>2008</text:p>
          </table:table-cell>
          <table:table-cell table:formula="of:=[.D4]-[.C4]" office:value-type="float" office:value="104" calcext:value-type="float">
            <text:p>104</text:p>
          </table:table-cell>
          <table:table-cell table:formula="of:=[.E4]-[.D4]" office:value-type="float" office:value="1268" calcext:value-type="float">
            <text:p>1268</text:p>
          </table:table-cell>
          <table:table-cell table:formula="of:=[.E4]-[.A4]" office:value-type="float" office:value="5404" calcext:value-type="float">
            <text:p>5404</text:p>
          </table:table-cell>
          <table:table-cell table:formula="of:=[.A5]-[.E4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63316" calcext:value-type="float">
            <text:p>463316</text:p>
          </table:table-cell>
          <table:table-cell office:value-type="float" office:value="465344" calcext:value-type="float">
            <text:p>465344</text:p>
          </table:table-cell>
          <table:table-cell office:value-type="float" office:value="467348" calcext:value-type="float">
            <text:p>467348</text:p>
          </table:table-cell>
          <table:table-cell office:value-type="float" office:value="467452" calcext:value-type="float">
            <text:p>467452</text:p>
          </table:table-cell>
          <table:table-cell office:value-type="float" office:value="468712" calcext:value-type="float">
            <text:p>468712</text:p>
          </table:table-cell>
          <table:table-cell table:formula="of:=[.B5]-[.A5]" office:value-type="float" office:value="2028" calcext:value-type="float">
            <text:p>2028</text:p>
          </table:table-cell>
          <table:table-cell table:formula="of:=[.C5]-[.B5]" office:value-type="float" office:value="2004" calcext:value-type="float">
            <text:p>2004</text:p>
          </table:table-cell>
          <table:table-cell table:formula="of:=[.D5]-[.C5]" office:value-type="float" office:value="104" calcext:value-type="float">
            <text:p>104</text:p>
          </table:table-cell>
          <table:table-cell table:formula="of:=[.E5]-[.D5]" office:value-type="float" office:value="1260" calcext:value-type="float">
            <text:p>1260</text:p>
          </table:table-cell>
          <table:table-cell table:formula="of:=[.E5]-[.A5]" office:value-type="float" office:value="5396" calcext:value-type="float">
            <text:p>5396</text:p>
          </table:table-cell>
          <table:table-cell table:formula="of:=[.A6]-[.E5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69068" calcext:value-type="float">
            <text:p>469068</text:p>
          </table:table-cell>
          <table:table-cell office:value-type="float" office:value="471088" calcext:value-type="float">
            <text:p>471088</text:p>
          </table:table-cell>
          <table:table-cell office:value-type="float" office:value="473100" calcext:value-type="float">
            <text:p>473100</text:p>
          </table:table-cell>
          <table:table-cell office:value-type="float" office:value="473204" calcext:value-type="float">
            <text:p>473204</text:p>
          </table:table-cell>
          <table:table-cell office:value-type="float" office:value="474464" calcext:value-type="float">
            <text:p>474464</text:p>
          </table:table-cell>
          <table:table-cell table:formula="of:=[.B6]-[.A6]" office:value-type="float" office:value="2020" calcext:value-type="float">
            <text:p>2020</text:p>
          </table:table-cell>
          <table:table-cell table:formula="of:=[.C6]-[.B6]" office:value-type="float" office:value="2012" calcext:value-type="float">
            <text:p>2012</text:p>
          </table:table-cell>
          <table:table-cell table:formula="of:=[.D6]-[.C6]" office:value-type="float" office:value="104" calcext:value-type="float">
            <text:p>104</text:p>
          </table:table-cell>
          <table:table-cell table:formula="of:=[.E6]-[.D6]" office:value-type="float" office:value="1260" calcext:value-type="float">
            <text:p>1260</text:p>
          </table:table-cell>
          <table:table-cell table:formula="of:=[.E6]-[.A6]" office:value-type="float" office:value="5396" calcext:value-type="float">
            <text:p>5396</text:p>
          </table:table-cell>
          <table:table-cell table:formula="of:=[.A7]-[.E6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74804" calcext:value-type="float">
            <text:p>474804</text:p>
          </table:table-cell>
          <table:table-cell office:value-type="float" office:value="476828" calcext:value-type="float">
            <text:p>476828</text:p>
          </table:table-cell>
          <table:table-cell office:value-type="float" office:value="478832" calcext:value-type="float">
            <text:p>478832</text:p>
          </table:table-cell>
          <table:table-cell office:value-type="float" office:value="478936" calcext:value-type="float">
            <text:p>478936</text:p>
          </table:table-cell>
          <table:table-cell office:value-type="float" office:value="480196" calcext:value-type="float">
            <text:p>480196</text:p>
          </table:table-cell>
          <table:table-cell table:formula="of:=[.B7]-[.A7]" office:value-type="float" office:value="2024" calcext:value-type="float">
            <text:p>2024</text:p>
          </table:table-cell>
          <table:table-cell table:formula="of:=[.C7]-[.B7]" office:value-type="float" office:value="2004" calcext:value-type="float">
            <text:p>2004</text:p>
          </table:table-cell>
          <table:table-cell table:formula="of:=[.D7]-[.C7]" office:value-type="float" office:value="104" calcext:value-type="float">
            <text:p>104</text:p>
          </table:table-cell>
          <table:table-cell table:formula="of:=[.E7]-[.D7]" office:value-type="float" office:value="1260" calcext:value-type="float">
            <text:p>1260</text:p>
          </table:table-cell>
          <table:table-cell table:formula="of:=[.E7]-[.A7]" office:value-type="float" office:value="5392" calcext:value-type="float">
            <text:p>5392</text:p>
          </table:table-cell>
          <table:table-cell table:formula="of:=[.A8]-[.E7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80548" calcext:value-type="float">
            <text:p>480548</text:p>
          </table:table-cell>
          <table:table-cell office:value-type="float" office:value="482568" calcext:value-type="float">
            <text:p>482568</text:p>
          </table:table-cell>
          <table:table-cell office:value-type="float" office:value="484580" calcext:value-type="float">
            <text:p>484580</text:p>
          </table:table-cell>
          <table:table-cell office:value-type="float" office:value="484684" calcext:value-type="float">
            <text:p>484684</text:p>
          </table:table-cell>
          <table:table-cell office:value-type="float" office:value="485956" calcext:value-type="float">
            <text:p>485956</text:p>
          </table:table-cell>
          <table:table-cell table:formula="of:=[.B8]-[.A8]" office:value-type="float" office:value="2020" calcext:value-type="float">
            <text:p>2020</text:p>
          </table:table-cell>
          <table:table-cell table:formula="of:=[.C8]-[.B8]" office:value-type="float" office:value="2012" calcext:value-type="float">
            <text:p>2012</text:p>
          </table:table-cell>
          <table:table-cell table:formula="of:=[.D8]-[.C8]" office:value-type="float" office:value="104" calcext:value-type="float">
            <text:p>104</text:p>
          </table:table-cell>
          <table:table-cell table:formula="of:=[.E8]-[.D8]" office:value-type="float" office:value="1272" calcext:value-type="float">
            <text:p>1272</text:p>
          </table:table-cell>
          <table:table-cell table:formula="of:=[.E8]-[.A8]" office:value-type="float" office:value="5408" calcext:value-type="float">
            <text:p>5408</text:p>
          </table:table-cell>
          <table:table-cell table:formula="of:=[.A9]-[.E8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86296" calcext:value-type="float">
            <text:p>486296</text:p>
          </table:table-cell>
          <table:table-cell office:value-type="float" office:value="488308" calcext:value-type="float">
            <text:p>488308</text:p>
          </table:table-cell>
          <table:table-cell office:value-type="float" office:value="490316" calcext:value-type="float">
            <text:p>490316</text:p>
          </table:table-cell>
          <table:table-cell office:value-type="float" office:value="490420" calcext:value-type="float">
            <text:p>490420</text:p>
          </table:table-cell>
          <table:table-cell office:value-type="float" office:value="491688" calcext:value-type="float">
            <text:p>491688</text:p>
          </table:table-cell>
          <table:table-cell table:formula="of:=[.B9]-[.A9]" office:value-type="float" office:value="2012" calcext:value-type="float">
            <text:p>2012</text:p>
          </table:table-cell>
          <table:table-cell table:formula="of:=[.C9]-[.B9]" office:value-type="float" office:value="2008" calcext:value-type="float">
            <text:p>2008</text:p>
          </table:table-cell>
          <table:table-cell table:formula="of:=[.D9]-[.C9]" office:value-type="float" office:value="104" calcext:value-type="float">
            <text:p>104</text:p>
          </table:table-cell>
          <table:table-cell table:formula="of:=[.E9]-[.D9]" office:value-type="float" office:value="1268" calcext:value-type="float">
            <text:p>1268</text:p>
          </table:table-cell>
          <table:table-cell table:formula="of:=[.E9]-[.A9]" office:value-type="float" office:value="5392" calcext:value-type="float">
            <text:p>5392</text:p>
          </table:table-cell>
          <table:table-cell table:formula="of:=[.A10]-[.E9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92028" calcext:value-type="float">
            <text:p>492028</text:p>
          </table:table-cell>
          <table:table-cell office:value-type="float" office:value="494052" calcext:value-type="float">
            <text:p>494052</text:p>
          </table:table-cell>
          <table:table-cell office:value-type="float" office:value="496064" calcext:value-type="float">
            <text:p>496064</text:p>
          </table:table-cell>
          <table:table-cell office:value-type="float" office:value="496168" calcext:value-type="float">
            <text:p>496168</text:p>
          </table:table-cell>
          <table:table-cell office:value-type="float" office:value="497424" calcext:value-type="float">
            <text:p>497424</text:p>
          </table:table-cell>
          <table:table-cell table:formula="of:=[.B10]-[.A10]" office:value-type="float" office:value="2024" calcext:value-type="float">
            <text:p>2024</text:p>
          </table:table-cell>
          <table:table-cell table:formula="of:=[.C10]-[.B10]" office:value-type="float" office:value="2012" calcext:value-type="float">
            <text:p>2012</text:p>
          </table:table-cell>
          <table:table-cell table:formula="of:=[.D10]-[.C10]" office:value-type="float" office:value="104" calcext:value-type="float">
            <text:p>104</text:p>
          </table:table-cell>
          <table:table-cell table:formula="of:=[.E10]-[.D10]" office:value-type="float" office:value="1256" calcext:value-type="float">
            <text:p>1256</text:p>
          </table:table-cell>
          <table:table-cell table:formula="of:=[.E10]-[.A10]" office:value-type="float" office:value="5396" calcext:value-type="float">
            <text:p>5396</text:p>
          </table:table-cell>
          <table:table-cell table:formula="of:=[.A11]-[.E10]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497772" calcext:value-type="float">
            <text:p>497772</text:p>
          </table:table-cell>
          <table:table-cell office:value-type="float" office:value="499792" calcext:value-type="float">
            <text:p>499792</text:p>
          </table:table-cell>
          <table:table-cell office:value-type="float" office:value="501800" calcext:value-type="float">
            <text:p>501800</text:p>
          </table:table-cell>
          <table:table-cell office:value-type="float" office:value="501904" calcext:value-type="float">
            <text:p>501904</text:p>
          </table:table-cell>
          <table:table-cell office:value-type="float" office:value="503164" calcext:value-type="float">
            <text:p>503164</text:p>
          </table:table-cell>
          <table:table-cell table:formula="of:=[.B11]-[.A11]" office:value-type="float" office:value="2020" calcext:value-type="float">
            <text:p>2020</text:p>
          </table:table-cell>
          <table:table-cell table:formula="of:=[.C11]-[.B11]" office:value-type="float" office:value="2008" calcext:value-type="float">
            <text:p>2008</text:p>
          </table:table-cell>
          <table:table-cell table:formula="of:=[.D11]-[.C11]" office:value-type="float" office:value="104" calcext:value-type="float">
            <text:p>104</text:p>
          </table:table-cell>
          <table:table-cell table:formula="of:=[.E11]-[.D11]" office:value-type="float" office:value="1260" calcext:value-type="float">
            <text:p>1260</text:p>
          </table:table-cell>
          <table:table-cell table:formula="of:=[.E11]-[.A11]" office:value-type="float" office:value="5392" calcext:value-type="float">
            <text:p>5392</text:p>
          </table:table-cell>
          <table:table-cell table:formula="of:=[.A12]-[.E11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03504" calcext:value-type="float">
            <text:p>503504</text:p>
          </table:table-cell>
          <table:table-cell office:value-type="float" office:value="505528" calcext:value-type="float">
            <text:p>505528</text:p>
          </table:table-cell>
          <table:table-cell office:value-type="float" office:value="507532" calcext:value-type="float">
            <text:p>507532</text:p>
          </table:table-cell>
          <table:table-cell office:value-type="float" office:value="507636" calcext:value-type="float">
            <text:p>507636</text:p>
          </table:table-cell>
          <table:table-cell office:value-type="float" office:value="508900" calcext:value-type="float">
            <text:p>508900</text:p>
          </table:table-cell>
          <table:table-cell table:formula="of:=[.B12]-[.A12]" office:value-type="float" office:value="2024" calcext:value-type="float">
            <text:p>2024</text:p>
          </table:table-cell>
          <table:table-cell table:formula="of:=[.C12]-[.B12]" office:value-type="float" office:value="2004" calcext:value-type="float">
            <text:p>2004</text:p>
          </table:table-cell>
          <table:table-cell table:formula="of:=[.D12]-[.C12]" office:value-type="float" office:value="104" calcext:value-type="float">
            <text:p>104</text:p>
          </table:table-cell>
          <table:table-cell table:formula="of:=[.E12]-[.D12]" office:value-type="float" office:value="1264" calcext:value-type="float">
            <text:p>1264</text:p>
          </table:table-cell>
          <table:table-cell table:formula="of:=[.E12]-[.A12]" office:value-type="float" office:value="5396" calcext:value-type="float">
            <text:p>5396</text:p>
          </table:table-cell>
          <table:table-cell table:formula="of:=[.A13]-[.E1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09252" calcext:value-type="float">
            <text:p>509252</text:p>
          </table:table-cell>
          <table:table-cell office:value-type="float" office:value="511272" calcext:value-type="float">
            <text:p>511272</text:p>
          </table:table-cell>
          <table:table-cell office:value-type="float" office:value="513280" calcext:value-type="float">
            <text:p>513280</text:p>
          </table:table-cell>
          <table:table-cell office:value-type="float" office:value="513384" calcext:value-type="float">
            <text:p>513384</text:p>
          </table:table-cell>
          <table:table-cell office:value-type="float" office:value="514644" calcext:value-type="float">
            <text:p>514644</text:p>
          </table:table-cell>
          <table:table-cell table:formula="of:=[.B13]-[.A13]" office:value-type="float" office:value="2020" calcext:value-type="float">
            <text:p>2020</text:p>
          </table:table-cell>
          <table:table-cell table:formula="of:=[.C13]-[.B13]" office:value-type="float" office:value="2008" calcext:value-type="float">
            <text:p>2008</text:p>
          </table:table-cell>
          <table:table-cell table:formula="of:=[.D13]-[.C13]" office:value-type="float" office:value="104" calcext:value-type="float">
            <text:p>104</text:p>
          </table:table-cell>
          <table:table-cell table:formula="of:=[.E13]-[.D13]" office:value-type="float" office:value="1260" calcext:value-type="float">
            <text:p>1260</text:p>
          </table:table-cell>
          <table:table-cell table:formula="of:=[.E13]-[.A13]" office:value-type="float" office:value="5392" calcext:value-type="float">
            <text:p>5392</text:p>
          </table:table-cell>
          <table:table-cell table:formula="of:=[.A14]-[.E13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14984" calcext:value-type="float">
            <text:p>514984</text:p>
          </table:table-cell>
          <table:table-cell office:value-type="float" office:value="517012" calcext:value-type="float">
            <text:p>517012</text:p>
          </table:table-cell>
          <table:table-cell office:value-type="float" office:value="519016" calcext:value-type="float">
            <text:p>519016</text:p>
          </table:table-cell>
          <table:table-cell office:value-type="float" office:value="519120" calcext:value-type="float">
            <text:p>519120</text:p>
          </table:table-cell>
          <table:table-cell office:value-type="float" office:value="520384" calcext:value-type="float">
            <text:p>520384</text:p>
          </table:table-cell>
          <table:table-cell table:formula="of:=[.B14]-[.A14]" office:value-type="float" office:value="2028" calcext:value-type="float">
            <text:p>2028</text:p>
          </table:table-cell>
          <table:table-cell table:formula="of:=[.C14]-[.B14]" office:value-type="float" office:value="2004" calcext:value-type="float">
            <text:p>2004</text:p>
          </table:table-cell>
          <table:table-cell table:formula="of:=[.D14]-[.C14]" office:value-type="float" office:value="104" calcext:value-type="float">
            <text:p>104</text:p>
          </table:table-cell>
          <table:table-cell table:formula="of:=[.E14]-[.D14]" office:value-type="float" office:value="1264" calcext:value-type="float">
            <text:p>1264</text:p>
          </table:table-cell>
          <table:table-cell table:formula="of:=[.E14]-[.A14]" office:value-type="float" office:value="5400" calcext:value-type="float">
            <text:p>5400</text:p>
          </table:table-cell>
          <table:table-cell table:formula="of:=[.A15]-[.E14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20724" calcext:value-type="float">
            <text:p>520724</text:p>
          </table:table-cell>
          <table:table-cell office:value-type="float" office:value="522748" calcext:value-type="float">
            <text:p>522748</text:p>
          </table:table-cell>
          <table:table-cell office:value-type="float" office:value="524760" calcext:value-type="float">
            <text:p>524760</text:p>
          </table:table-cell>
          <table:table-cell office:value-type="float" office:value="524864" calcext:value-type="float">
            <text:p>524864</text:p>
          </table:table-cell>
          <table:table-cell office:value-type="float" office:value="526136" calcext:value-type="float">
            <text:p>526136</text:p>
          </table:table-cell>
          <table:table-cell table:formula="of:=[.B15]-[.A15]" office:value-type="float" office:value="2024" calcext:value-type="float">
            <text:p>2024</text:p>
          </table:table-cell>
          <table:table-cell table:formula="of:=[.C15]-[.B15]" office:value-type="float" office:value="2012" calcext:value-type="float">
            <text:p>2012</text:p>
          </table:table-cell>
          <table:table-cell table:formula="of:=[.D15]-[.C15]" office:value-type="float" office:value="104" calcext:value-type="float">
            <text:p>104</text:p>
          </table:table-cell>
          <table:table-cell table:formula="of:=[.E15]-[.D15]" office:value-type="float" office:value="1272" calcext:value-type="float">
            <text:p>1272</text:p>
          </table:table-cell>
          <table:table-cell table:formula="of:=[.E15]-[.A15]" office:value-type="float" office:value="5412" calcext:value-type="float">
            <text:p>5412</text:p>
          </table:table-cell>
          <table:table-cell table:formula="of:=[.A16]-[.E15]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526480" calcext:value-type="float">
            <text:p>526480</text:p>
          </table:table-cell>
          <table:table-cell office:value-type="float" office:value="528496" calcext:value-type="float">
            <text:p>528496</text:p>
          </table:table-cell>
          <table:table-cell office:value-type="float" office:value="530508" calcext:value-type="float">
            <text:p>530508</text:p>
          </table:table-cell>
          <table:table-cell office:value-type="float" office:value="530612" calcext:value-type="float">
            <text:p>530612</text:p>
          </table:table-cell>
          <table:table-cell office:value-type="float" office:value="531868" calcext:value-type="float">
            <text:p>531868</text:p>
          </table:table-cell>
          <table:table-cell table:formula="of:=[.B16]-[.A16]" office:value-type="float" office:value="2016" calcext:value-type="float">
            <text:p>2016</text:p>
          </table:table-cell>
          <table:table-cell table:formula="of:=[.C16]-[.B16]" office:value-type="float" office:value="2012" calcext:value-type="float">
            <text:p>2012</text:p>
          </table:table-cell>
          <table:table-cell table:formula="of:=[.D16]-[.C16]" office:value-type="float" office:value="104" calcext:value-type="float">
            <text:p>104</text:p>
          </table:table-cell>
          <table:table-cell table:formula="of:=[.E16]-[.D16]" office:value-type="float" office:value="1256" calcext:value-type="float">
            <text:p>1256</text:p>
          </table:table-cell>
          <table:table-cell table:formula="of:=[.E16]-[.A16]" office:value-type="float" office:value="5388" calcext:value-type="float">
            <text:p>5388</text:p>
          </table:table-cell>
          <table:table-cell table:formula="of:=[.A17]-[.E16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32208" calcext:value-type="float">
            <text:p>532208</text:p>
          </table:table-cell>
          <table:table-cell office:value-type="float" office:value="534232" calcext:value-type="float">
            <text:p>534232</text:p>
          </table:table-cell>
          <table:table-cell office:value-type="float" office:value="536244" calcext:value-type="float">
            <text:p>536244</text:p>
          </table:table-cell>
          <table:table-cell office:value-type="float" office:value="536348" calcext:value-type="float">
            <text:p>536348</text:p>
          </table:table-cell>
          <table:table-cell office:value-type="float" office:value="537616" calcext:value-type="float">
            <text:p>537616</text:p>
          </table:table-cell>
          <table:table-cell table:formula="of:=[.B17]-[.A17]" office:value-type="float" office:value="2024" calcext:value-type="float">
            <text:p>2024</text:p>
          </table:table-cell>
          <table:table-cell table:formula="of:=[.C17]-[.B17]" office:value-type="float" office:value="2012" calcext:value-type="float">
            <text:p>2012</text:p>
          </table:table-cell>
          <table:table-cell table:formula="of:=[.D17]-[.C17]" office:value-type="float" office:value="104" calcext:value-type="float">
            <text:p>104</text:p>
          </table:table-cell>
          <table:table-cell table:formula="of:=[.E17]-[.D17]" office:value-type="float" office:value="1268" calcext:value-type="float">
            <text:p>1268</text:p>
          </table:table-cell>
          <table:table-cell table:formula="of:=[.E17]-[.A17]" office:value-type="float" office:value="5408" calcext:value-type="float">
            <text:p>5408</text:p>
          </table:table-cell>
          <table:table-cell table:formula="of:=[.A18]-[.E17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37952" calcext:value-type="float">
            <text:p>537952</text:p>
          </table:table-cell>
          <table:table-cell office:value-type="float" office:value="539980" calcext:value-type="float">
            <text:p>539980</text:p>
          </table:table-cell>
          <table:table-cell office:value-type="float" office:value="541984" calcext:value-type="float">
            <text:p>541984</text:p>
          </table:table-cell>
          <table:table-cell office:value-type="float" office:value="542088" calcext:value-type="float">
            <text:p>542088</text:p>
          </table:table-cell>
          <table:table-cell office:value-type="float" office:value="543348" calcext:value-type="float">
            <text:p>543348</text:p>
          </table:table-cell>
          <table:table-cell table:formula="of:=[.B18]-[.A18]" office:value-type="float" office:value="2028" calcext:value-type="float">
            <text:p>2028</text:p>
          </table:table-cell>
          <table:table-cell table:formula="of:=[.C18]-[.B18]" office:value-type="float" office:value="2004" calcext:value-type="float">
            <text:p>2004</text:p>
          </table:table-cell>
          <table:table-cell table:formula="of:=[.D18]-[.C18]" office:value-type="float" office:value="104" calcext:value-type="float">
            <text:p>104</text:p>
          </table:table-cell>
          <table:table-cell table:formula="of:=[.E18]-[.D18]" office:value-type="float" office:value="1260" calcext:value-type="float">
            <text:p>1260</text:p>
          </table:table-cell>
          <table:table-cell table:formula="of:=[.E18]-[.A18]" office:value-type="float" office:value="5396" calcext:value-type="float">
            <text:p>5396</text:p>
          </table:table-cell>
          <table:table-cell table:formula="of:=[.A19]-[.E18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43688" calcext:value-type="float">
            <text:p>543688</text:p>
          </table:table-cell>
          <table:table-cell office:value-type="float" office:value="545716" calcext:value-type="float">
            <text:p>545716</text:p>
          </table:table-cell>
          <table:table-cell office:value-type="float" office:value="547728" calcext:value-type="float">
            <text:p>547728</text:p>
          </table:table-cell>
          <table:table-cell office:value-type="float" office:value="547832" calcext:value-type="float">
            <text:p>547832</text:p>
          </table:table-cell>
          <table:table-cell office:value-type="float" office:value="549100" calcext:value-type="float">
            <text:p>549100</text:p>
          </table:table-cell>
          <table:table-cell table:formula="of:=[.B19]-[.A19]" office:value-type="float" office:value="2028" calcext:value-type="float">
            <text:p>2028</text:p>
          </table:table-cell>
          <table:table-cell table:formula="of:=[.C19]-[.B19]" office:value-type="float" office:value="2012" calcext:value-type="float">
            <text:p>2012</text:p>
          </table:table-cell>
          <table:table-cell table:formula="of:=[.D19]-[.C19]" office:value-type="float" office:value="104" calcext:value-type="float">
            <text:p>104</text:p>
          </table:table-cell>
          <table:table-cell table:formula="of:=[.E19]-[.D19]" office:value-type="float" office:value="1268" calcext:value-type="float">
            <text:p>1268</text:p>
          </table:table-cell>
          <table:table-cell table:formula="of:=[.E19]-[.A19]" office:value-type="float" office:value="5412" calcext:value-type="float">
            <text:p>5412</text:p>
          </table:table-cell>
          <table:table-cell table:formula="of:=[.A20]-[.E19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49440" calcext:value-type="float">
            <text:p>549440</text:p>
          </table:table-cell>
          <table:table-cell office:value-type="float" office:value="551472" calcext:value-type="float">
            <text:p>551472</text:p>
          </table:table-cell>
          <table:table-cell office:value-type="float" office:value="553480" calcext:value-type="float">
            <text:p>553480</text:p>
          </table:table-cell>
          <table:table-cell office:value-type="float" office:value="553584" calcext:value-type="float">
            <text:p>553584</text:p>
          </table:table-cell>
          <table:table-cell office:value-type="float" office:value="554844" calcext:value-type="float">
            <text:p>554844</text:p>
          </table:table-cell>
          <table:table-cell table:formula="of:=[.B20]-[.A20]" office:value-type="float" office:value="2032" calcext:value-type="float">
            <text:p>2032</text:p>
          </table:table-cell>
          <table:table-cell table:formula="of:=[.C20]-[.B20]" office:value-type="float" office:value="2008" calcext:value-type="float">
            <text:p>2008</text:p>
          </table:table-cell>
          <table:table-cell table:formula="of:=[.D20]-[.C20]" office:value-type="float" office:value="104" calcext:value-type="float">
            <text:p>104</text:p>
          </table:table-cell>
          <table:table-cell table:formula="of:=[.E20]-[.D20]" office:value-type="float" office:value="1260" calcext:value-type="float">
            <text:p>1260</text:p>
          </table:table-cell>
          <table:table-cell table:formula="of:=[.E20]-[.A20]" office:value-type="float" office:value="5404" calcext:value-type="float">
            <text:p>5404</text:p>
          </table:table-cell>
          <table:table-cell table:formula="of:=[.A21]-[.E20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55200" calcext:value-type="float">
            <text:p>555200</text:p>
          </table:table-cell>
          <table:table-cell office:value-type="float" office:value="557220" calcext:value-type="float">
            <text:p>557220</text:p>
          </table:table-cell>
          <table:table-cell office:value-type="float" office:value="559232" calcext:value-type="float">
            <text:p>559232</text:p>
          </table:table-cell>
          <table:table-cell office:value-type="float" office:value="559336" calcext:value-type="float">
            <text:p>559336</text:p>
          </table:table-cell>
          <table:table-cell office:value-type="float" office:value="560600" calcext:value-type="float">
            <text:p>560600</text:p>
          </table:table-cell>
          <table:table-cell table:formula="of:=[.B21]-[.A21]" office:value-type="float" office:value="2020" calcext:value-type="float">
            <text:p>2020</text:p>
          </table:table-cell>
          <table:table-cell table:formula="of:=[.C21]-[.B21]" office:value-type="float" office:value="2012" calcext:value-type="float">
            <text:p>2012</text:p>
          </table:table-cell>
          <table:table-cell table:formula="of:=[.D21]-[.C21]" office:value-type="float" office:value="104" calcext:value-type="float">
            <text:p>104</text:p>
          </table:table-cell>
          <table:table-cell table:formula="of:=[.E21]-[.D21]" office:value-type="float" office:value="1264" calcext:value-type="float">
            <text:p>1264</text:p>
          </table:table-cell>
          <table:table-cell table:formula="of:=[.E21]-[.A21]" office:value-type="float" office:value="5400" calcext:value-type="float">
            <text:p>5400</text:p>
          </table:table-cell>
          <table:table-cell table:formula="of:=[.A22]-[.E21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60940" calcext:value-type="float">
            <text:p>560940</text:p>
          </table:table-cell>
          <table:table-cell office:value-type="float" office:value="562972" calcext:value-type="float">
            <text:p>562972</text:p>
          </table:table-cell>
          <table:table-cell office:value-type="float" office:value="564988" calcext:value-type="float">
            <text:p>564988</text:p>
          </table:table-cell>
          <table:table-cell office:value-type="float" office:value="565092" calcext:value-type="float">
            <text:p>565092</text:p>
          </table:table-cell>
          <table:table-cell office:value-type="float" office:value="566372" calcext:value-type="float">
            <text:p>566372</text:p>
          </table:table-cell>
          <table:table-cell table:formula="of:=[.B22]-[.A22]" office:value-type="float" office:value="2032" calcext:value-type="float">
            <text:p>2032</text:p>
          </table:table-cell>
          <table:table-cell table:formula="of:=[.C22]-[.B22]" office:value-type="float" office:value="2016" calcext:value-type="float">
            <text:p>2016</text:p>
          </table:table-cell>
          <table:table-cell table:formula="of:=[.D22]-[.C22]" office:value-type="float" office:value="104" calcext:value-type="float">
            <text:p>104</text:p>
          </table:table-cell>
          <table:table-cell table:formula="of:=[.E22]-[.D22]" office:value-type="float" office:value="1280" calcext:value-type="float">
            <text:p>1280</text:p>
          </table:table-cell>
          <table:table-cell table:formula="of:=[.E22]-[.A22]" office:value-type="float" office:value="5432" calcext:value-type="float">
            <text:p>5432</text:p>
          </table:table-cell>
          <table:table-cell table:formula="of:=[.A23]-[.E2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66712" calcext:value-type="float">
            <text:p>566712</text:p>
          </table:table-cell>
          <table:table-cell office:value-type="float" office:value="568720" calcext:value-type="float">
            <text:p>568720</text:p>
          </table:table-cell>
          <table:table-cell office:value-type="float" office:value="570732" calcext:value-type="float">
            <text:p>570732</text:p>
          </table:table-cell>
          <table:table-cell office:value-type="float" office:value="570836" calcext:value-type="float">
            <text:p>570836</text:p>
          </table:table-cell>
          <table:table-cell office:value-type="float" office:value="572096" calcext:value-type="float">
            <text:p>572096</text:p>
          </table:table-cell>
          <table:table-cell table:formula="of:=[.B23]-[.A23]" office:value-type="float" office:value="2008" calcext:value-type="float">
            <text:p>2008</text:p>
          </table:table-cell>
          <table:table-cell table:formula="of:=[.C23]-[.B23]" office:value-type="float" office:value="2012" calcext:value-type="float">
            <text:p>2012</text:p>
          </table:table-cell>
          <table:table-cell table:formula="of:=[.D23]-[.C23]" office:value-type="float" office:value="104" calcext:value-type="float">
            <text:p>104</text:p>
          </table:table-cell>
          <table:table-cell table:formula="of:=[.E23]-[.D23]" office:value-type="float" office:value="1260" calcext:value-type="float">
            <text:p>1260</text:p>
          </table:table-cell>
          <table:table-cell table:formula="of:=[.E23]-[.A23]" office:value-type="float" office:value="5384" calcext:value-type="float">
            <text:p>5384</text:p>
          </table:table-cell>
          <table:table-cell table:formula="of:=[.A24]-[.E23]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72452" calcext:value-type="float">
            <text:p>572452</text:p>
          </table:table-cell>
          <table:table-cell office:value-type="float" office:value="574476" calcext:value-type="float">
            <text:p>574476</text:p>
          </table:table-cell>
          <table:table-cell office:value-type="float" office:value="576484" calcext:value-type="float">
            <text:p>576484</text:p>
          </table:table-cell>
          <table:table-cell office:value-type="float" office:value="576596" calcext:value-type="float">
            <text:p>576596</text:p>
          </table:table-cell>
          <table:table-cell office:value-type="float" office:value="577856" calcext:value-type="float">
            <text:p>577856</text:p>
          </table:table-cell>
          <table:table-cell table:formula="of:=[.B24]-[.A24]" office:value-type="float" office:value="2024" calcext:value-type="float">
            <text:p>2024</text:p>
          </table:table-cell>
          <table:table-cell table:formula="of:=[.C24]-[.B24]" office:value-type="float" office:value="2008" calcext:value-type="float">
            <text:p>2008</text:p>
          </table:table-cell>
          <table:table-cell table:formula="of:=[.D24]-[.C24]" office:value-type="float" office:value="112" calcext:value-type="float">
            <text:p>112</text:p>
          </table:table-cell>
          <table:table-cell table:formula="of:=[.E24]-[.D24]" office:value-type="float" office:value="1260" calcext:value-type="float">
            <text:p>1260</text:p>
          </table:table-cell>
          <table:table-cell table:formula="of:=[.E24]-[.A24]" office:value-type="float" office:value="5404" calcext:value-type="float">
            <text:p>5404</text:p>
          </table:table-cell>
          <table:table-cell table:formula="of:=[.A25]-[.E24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78192" calcext:value-type="float">
            <text:p>578192</text:p>
          </table:table-cell>
          <table:table-cell office:value-type="float" office:value="580220" calcext:value-type="float">
            <text:p>580220</text:p>
          </table:table-cell>
          <table:table-cell office:value-type="float" office:value="582224" calcext:value-type="float">
            <text:p>582224</text:p>
          </table:table-cell>
          <table:table-cell office:value-type="float" office:value="582328" calcext:value-type="float">
            <text:p>582328</text:p>
          </table:table-cell>
          <table:table-cell office:value-type="float" office:value="583592" calcext:value-type="float">
            <text:p>583592</text:p>
          </table:table-cell>
          <table:table-cell table:formula="of:=[.B25]-[.A25]" office:value-type="float" office:value="2028" calcext:value-type="float">
            <text:p>2028</text:p>
          </table:table-cell>
          <table:table-cell table:formula="of:=[.C25]-[.B25]" office:value-type="float" office:value="2004" calcext:value-type="float">
            <text:p>2004</text:p>
          </table:table-cell>
          <table:table-cell table:formula="of:=[.D25]-[.C25]" office:value-type="float" office:value="104" calcext:value-type="float">
            <text:p>104</text:p>
          </table:table-cell>
          <table:table-cell table:formula="of:=[.E25]-[.D25]" office:value-type="float" office:value="1264" calcext:value-type="float">
            <text:p>1264</text:p>
          </table:table-cell>
          <table:table-cell table:formula="of:=[.E25]-[.A25]" office:value-type="float" office:value="5400" calcext:value-type="float">
            <text:p>5400</text:p>
          </table:table-cell>
          <table:table-cell table:formula="of:=[.A26]-[.E25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83944" calcext:value-type="float">
            <text:p>583944</text:p>
          </table:table-cell>
          <table:table-cell office:value-type="float" office:value="585968" calcext:value-type="float">
            <text:p>585968</text:p>
          </table:table-cell>
          <table:table-cell office:value-type="float" office:value="587972" calcext:value-type="float">
            <text:p>587972</text:p>
          </table:table-cell>
          <table:table-cell office:value-type="float" office:value="588076" calcext:value-type="float">
            <text:p>588076</text:p>
          </table:table-cell>
          <table:table-cell office:value-type="float" office:value="589340" calcext:value-type="float">
            <text:p>589340</text:p>
          </table:table-cell>
          <table:table-cell table:formula="of:=[.B26]-[.A26]" office:value-type="float" office:value="2024" calcext:value-type="float">
            <text:p>2024</text:p>
          </table:table-cell>
          <table:table-cell table:formula="of:=[.C26]-[.B26]" office:value-type="float" office:value="2004" calcext:value-type="float">
            <text:p>2004</text:p>
          </table:table-cell>
          <table:table-cell table:formula="of:=[.D26]-[.C26]" office:value-type="float" office:value="104" calcext:value-type="float">
            <text:p>104</text:p>
          </table:table-cell>
          <table:table-cell table:formula="of:=[.E26]-[.D26]" office:value-type="float" office:value="1264" calcext:value-type="float">
            <text:p>1264</text:p>
          </table:table-cell>
          <table:table-cell table:formula="of:=[.E26]-[.A26]" office:value-type="float" office:value="5396" calcext:value-type="float">
            <text:p>5396</text:p>
          </table:table-cell>
          <table:table-cell table:formula="of:=[.A27]-[.E26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89680" calcext:value-type="float">
            <text:p>589680</text:p>
          </table:table-cell>
          <table:table-cell office:value-type="float" office:value="591700" calcext:value-type="float">
            <text:p>591700</text:p>
          </table:table-cell>
          <table:table-cell office:value-type="float" office:value="593712" calcext:value-type="float">
            <text:p>593712</text:p>
          </table:table-cell>
          <table:table-cell office:value-type="float" office:value="593816" calcext:value-type="float">
            <text:p>593816</text:p>
          </table:table-cell>
          <table:table-cell office:value-type="float" office:value="595084" calcext:value-type="float">
            <text:p>595084</text:p>
          </table:table-cell>
          <table:table-cell table:formula="of:=[.B27]-[.A27]" office:value-type="float" office:value="2020" calcext:value-type="float">
            <text:p>2020</text:p>
          </table:table-cell>
          <table:table-cell table:formula="of:=[.C27]-[.B27]" office:value-type="float" office:value="2012" calcext:value-type="float">
            <text:p>2012</text:p>
          </table:table-cell>
          <table:table-cell table:formula="of:=[.D27]-[.C27]" office:value-type="float" office:value="104" calcext:value-type="float">
            <text:p>104</text:p>
          </table:table-cell>
          <table:table-cell table:formula="of:=[.E27]-[.D27]" office:value-type="float" office:value="1268" calcext:value-type="float">
            <text:p>1268</text:p>
          </table:table-cell>
          <table:table-cell table:formula="of:=[.E27]-[.A27]" office:value-type="float" office:value="5404" calcext:value-type="float">
            <text:p>5404</text:p>
          </table:table-cell>
          <table:table-cell/>
        </table:table-row>
      </table:table>
      <table:table table:name="writeFlash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SPI speed</text:p>
          </table:table-cell>
          <table:table-cell office:value-type="string" calcext:value-type="string">
            <text:p>For 256 bytes </text:p>
            <text:p>Incl. BufferWrite()</text:p>
          </table:table-cell>
          <table:table-cell office:value-type="string" calcext:value-type="string">
            <text:p>bytes only</text:p>
          </table:table-cell>
          <table:table-cell office:value-type="string" calcext:value-type="string">
            <text:p>bufferWrite</text:p>
          </table:table-cell>
          <table:table-cell office:value-type="string" calcext:value-type="string">
            <text:p>per byte</text:p>
          </table:table-cell>
          <table:table-cell office:value-type="string" calcext:value-type="string">
            <text:p>cycle duration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664" calcext:value-type="float">
            <text:p>664</text:p>
          </table:table-cell>
          <table:table-cell office:value-type="float" office:value="628" calcext:value-type="float">
            <text:p>628</text:p>
          </table:table-cell>
          <table:table-cell table:formula="of:=[.B2]-[.C2]" office:value-type="float" office:value="36" calcext:value-type="float">
            <text:p>36</text:p>
          </table:table-cell>
          <table:table-cell table:formula="of:=[.B2]/256" office:value-type="float" office:value="2.59375" calcext:value-type="float">
            <text:p>2.594</text:p>
          </table:table-cell>
          <table:table-cell table:style-name="ce1" table:formula="of:=1000000/[.A2]" office:value-type="float" office:value="0.125" calcext:value-type="float">
            <text:p>0.125</text:p>
          </table:table-cell>
          <table:table-cell table:style-name="ce1" table:formula="of:=[.E2]/[.F2]" office:value-type="float" office:value="20.75" calcext:value-type="float">
            <text:p>20.750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formula="of:=[.B3]/256" office:value-type="float" office:value="3.671875" calcext:value-type="float">
            <text:p>3.672</text:p>
          </table:table-cell>
          <table:table-cell table:style-name="ce1" table:formula="of:=1000000/[.A3]" office:value-type="float" office:value="0.166666666666667" calcext:value-type="float">
            <text:p>0.167</text:p>
          </table:table-cell>
          <table:table-cell table:style-name="ce1" table:formula="of:=[.E3]/[.F3]" office:value-type="float" office:value="22.03125" calcext:value-type="float">
            <text:p>22.03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40" calcext:value-type="float">
            <text:p>940</text:p>
          </table:table-cell>
          <table:table-cell office:value-type="float" office:value="888" calcext:value-type="float">
            <text:p>888</text:p>
          </table:table-cell>
          <table:table-cell table:formula="of:=[.B4]-[.C4]" office:value-type="float" office:value="52" calcext:value-type="float">
            <text:p>52</text:p>
          </table:table-cell>
          <table:table-cell table:formula="of:=[.B4]/256" office:value-type="float" office:value="3.671875" calcext:value-type="float">
            <text:p>3.672</text:p>
          </table:table-cell>
          <table:table-cell table:style-name="ce1" table:formula="of:=1000000/[.A4]" office:value-type="float" office:value="0.25" calcext:value-type="float">
            <text:p>0.250</text:p>
          </table:table-cell>
          <table:table-cell table:style-name="ce1" table:formula="of:=[.E4]/[.F4]" office:value-type="float" office:value="14.6875" calcext:value-type="float">
            <text:p>14.68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table:formula="of:=[.B5]/256" office:value-type="float" office:value="5.921875" calcext:value-type="float">
            <text:p>5.922</text:p>
          </table:table-cell>
          <table:table-cell table:style-name="ce1" table:formula="of:=1000000/[.A5]" office:value-type="float" office:value="0.333333333333333" calcext:value-type="float">
            <text:p>0.333</text:p>
          </table:table-cell>
          <table:table-cell table:style-name="ce1" table:formula="of:=[.E5]/[.F5]" office:value-type="float" office:value="17.765625" calcext:value-type="float">
            <text:p>17.7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516" calcext:value-type="float">
            <text:p>1516</text:p>
          </table:table-cell>
          <table:table-cell office:value-type="float" office:value="1456" calcext:value-type="float">
            <text:p>1456</text:p>
          </table:table-cell>
          <table:table-cell table:formula="of:=[.B6]-[.C6]" office:value-type="float" office:value="60" calcext:value-type="float">
            <text:p>60</text:p>
          </table:table-cell>
          <table:table-cell table:formula="of:=[.B6]/256" office:value-type="float" office:value="5.921875" calcext:value-type="float">
            <text:p>5.922</text:p>
          </table:table-cell>
          <table:table-cell table:style-name="ce1" table:formula="of:=1000000/[.A6]" office:value-type="float" office:value="0.5" calcext:value-type="float">
            <text:p>0.500</text:p>
          </table:table-cell>
          <table:table-cell table:style-name="ce1" table:formula="of:=[.E6]/[.F6]" office:value-type="float" office:value="11.84375" calcext:value-type="float">
            <text:p>11.844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[.B7]/256" office:value-type="float" office:value="9.765625" calcext:value-type="float">
            <text:p>9.766</text:p>
          </table:table-cell>
          <table:table-cell table:style-name="ce1" table:formula="of:=1000000/[.A7]" office:value-type="float" office:value="0.625" calcext:value-type="float">
            <text:p>0.625</text:p>
          </table:table-cell>
          <table:table-cell table:style-name="ce1" table:formula="of:=[.E7]/[.F7]"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00" calcext:value-type="float">
            <text:p>2500</text:p>
          </table:table-cell>
          <table:table-cell office:value-type="float" office:value="2408" calcext:value-type="float">
            <text:p>2408</text:p>
          </table:table-cell>
          <table:table-cell table:formula="of:=[.B8]-[.C8]" office:value-type="float" office:value="92" calcext:value-type="float">
            <text:p>92</text:p>
          </table:table-cell>
          <table:table-cell table:formula="of:=[.B8]/256" office:value-type="float" office:value="9.765625" calcext:value-type="float">
            <text:p>9.766</text:p>
          </table:table-cell>
          <table:table-cell table:style-name="ce1" table:formula="of:=1000000/[.A8]" office:value-type="float" office:value="1" calcext:value-type="float">
            <text:p>1.000</text:p>
          </table:table-cell>
          <table:table-cell table:style-name="ce1" table:formula="of:=[.E8]/[.F8]" office:value-type="float" office:value="9.765625" calcext:value-type="float">
            <text:p>9.76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556" calcext:value-type="float">
            <text:p>4556</text:p>
          </table:table-cell>
          <table:table-cell office:value-type="float" office:value="4416" calcext:value-type="float">
            <text:p>4416</text:p>
          </table:table-cell>
          <table:table-cell table:formula="of:=[.B9]-[.C9]" office:value-type="float" office:value="140" calcext:value-type="float">
            <text:p>140</text:p>
          </table:table-cell>
          <table:table-cell table:formula="of:=[.B9]/256" office:value-type="float" office:value="17.796875" calcext:value-type="float">
            <text:p>17.797</text:p>
          </table:table-cell>
          <table:table-cell table:style-name="ce1" table:formula="of:=1000000/[.A9]" office:value-type="float" office:value="2" calcext:value-type="float">
            <text:p>2.000</text:p>
          </table:table-cell>
          <table:table-cell table:style-name="ce1" table:formula="of:=[.E9]/[.F9]" office:value-type="float" office:value="8.8984375" calcext:value-type="float">
            <text:p>8.898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5:54:43.312070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2:58:00.812967097</meta:creation-date>
    <dc:date>2019-12-01T17:38:32.842800379</dc:date>
    <meta:editing-duration>PT2H51M22S</meta:editing-duration>
    <meta:editing-cycles>3</meta:editing-cycles>
    <meta:generator>LibreOffice/6.0.3.2$Linux_X86_64 LibreOffice_project/00m0$Build-2</meta:generator>
    <meta:document-statistic meta:table-count="3" meta:cell-count="649" meta:object-count="0"/>
  </office:meta>
</office:document-meta>
</file>